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Pictures/2000019500006DBF00004E40AA81209D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0.947cm"/>
    </style:style>
    <style:style style:name="co9" style:family="table-column">
      <style:table-column-properties fo:break-before="auto" style:column-width="5.86cm"/>
    </style:style>
    <style:style style:name="co10" style:family="table-column">
      <style:table-column-properties fo:break-before="auto" style:column-width="7.385cm"/>
    </style:style>
    <style:style style:name="co11" style:family="table-column">
      <style:table-column-properties fo:break-before="auto" style:column-width="1.753cm"/>
    </style:style>
    <style:style style:name="co12" style:family="table-column">
      <style:table-column-properties fo:break-before="auto" style:column-width="5.055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1.077cm"/>
    </style:style>
    <style:style style:name="co16" style:family="table-column">
      <style:table-column-properties fo:break-before="auto" style:column-width="1.891cm"/>
    </style:style>
    <style:style style:name="co17" style:family="table-column">
      <style:table-column-properties fo:break-before="auto" style:column-width="2.418cm"/>
    </style:style>
    <style:style style:name="co18" style:family="table-column">
      <style:table-column-properties fo:break-before="auto" style:column-width="2.196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566cm" fo:break-before="auto" style:use-optimal-row-height="true"/>
    </style:style>
    <style:style style:name="ro6" style:family="table-row">
      <style:table-row-properties style:row-height="2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5" style:family="table-cell" style:parent-style-name="Default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6" style:family="table-cell" style:parent-style-name="Default">
      <style:table-cell-properties fo:background-color="#c0c0c0" fo:padding="0.071cm"/>
      <style:text-properties style:text-position=""/>
    </style:style>
    <style:style style:name="ce1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6" style:family="table-cell" style:parent-style-name="Default">
      <style:table-cell-properties fo:border-bottom="0.91pt solid #000000" style:diagonal-bl-tr="none" style:diagonal-tl-br="none" fo:border-left="0.31pt solid #000000" fo:padding="0.071cm" fo:border-right="0.31pt solid #000000" style:rotation-align="none" fo:border-top="0.91pt solid #000000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2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91pt solid #000000" style:diagonal-bl-tr="none" style:diagonal-tl-br="none" fo:border-left="0.31pt solid #000000" fo:padding="0.071cm" fo:border-right="0.91pt solid #000000" style:rotation-align="none" fo:border-top="0.91pt solid #000000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ttb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ttb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ttb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91pt solid #000000" style:diagonal-bl-tr="none" style:diagonal-tl-br="none" fo:border-left="0.91pt solid #000000" fo:padding="0.071cm" fo:border-right="0.31pt solid #000000" style:rotation-align="none" fo:border-top="0.91pt solid #000000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ttb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45" style:family="table-cell" style:parent-style-name="Default">
      <style:table-cell-properties fo:background-color="#ff0000" style:diagonal-bl-tr="none" style:diagonal-tl-br="none" fo:border="0.91pt solid #000000" fo:padding="0.071cm" style:rotation-align="none"/>
      <style:text-properties fo:color="#ffffff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order="0.91pt solid #000000" fo:padding="0.071cm" style:rotation-align="none"/>
      <style:text-properties style:text-position=""/>
    </style:style>
    <style:style style:name="ce47" style:family="table-cell" style:parent-style-name="Default">
      <style:table-cell-properties fo:border-bottom="0.31pt solid #000000" style:diagonal-bl-tr="none" style:diagonal-tl-br="none" fo:border-left="0.91pt solid #000000" fo:padding="0.071cm" fo:border-right="0.91pt solid #000000" style:rotation-align="none" fo:border-top="0.91pt solid #000000"/>
      <style:text-properties style:text-position=""/>
    </style:style>
    <style:style style:name="ce48" style:family="table-cell" style:parent-style-name="Default">
      <style:table-cell-properties fo:border-bottom="0.31pt solid #000000" style:diagonal-bl-tr="none" style:diagonal-tl-br="none" fo:border-left="0.91pt solid #000000" fo:padding="0.071cm" fo:border-right="0.91pt solid #000000" style:rotation-align="none" fo:border-top="0.31pt solid #000000"/>
      <style:text-properties style:text-position=""/>
    </style:style>
    <style:style style:name="ce49" style:family="table-cell" style:parent-style-name="Default">
      <style:table-cell-properties fo:border-bottom="0.91pt solid #000000" style:diagonal-bl-tr="none" style:diagonal-tl-br="none" fo:border-left="0.91pt solid #000000" fo:padding="0.071cm" fo:border-right="0.91pt solid #000000" style:rotation-align="none" fo:border-top="0.31pt solid #000000"/>
      <style:text-properties style:text-position=""/>
    </style:style>
    <style:style style:name="ce50" style:family="table-cell" style:parent-style-name="Default">
      <style:table-cell-properties fo:background-color="#99ccff" style:diagonal-bl-tr="none" style:diagonal-tl-br="none" fo:border="0.31pt solid #000000" fo:padding="0.071cm" style:rotation-align="none"/>
      <style:text-properties style:text-position=""/>
    </style:style>
    <style:style style:name="ce51" style:family="table-cell" style:parent-style-name="Default">
      <style:table-cell-properties fo:padding="0.071cm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99ccff" style:diagonal-bl-tr="none" style:diagonal-tl-br="none" fo:border-left="0.31pt solid #000000" fo:padding="0.071cm" fo:border-right="0.31pt solid #000000" style:rotation-align="none" fo:border-top="none"/>
      <style:text-properties style:text-position=""/>
    </style:style>
    <style:style style:name="ce64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ccccff" style:diagonal-bl-tr="none" style:diagonal-tl-br="none" fo:border="0.31pt solid #000000" fo:padding="0.071cm" style:rotation-align="none"/>
    </style:style>
    <style:style style:name="ce59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ccffcc" style:diagonal-bl-tr="none" style:diagonal-tl-br="none" fo:border="0.31pt solid #000000" fo:padding="0.071cm" style:rotation-align="none"/>
    </style:style>
    <style:style style:name="ce61" style:family="table-cell" style:parent-style-name="Default">
      <style:table-cell-properties style:glyph-orientation-vertical="0" fo:background-color="#ff808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ff99cc" style:diagonal-bl-tr="none" style:diagonal-tl-br="none" fo:border="0.31pt solid #000000" fo:padding="0.071cm" style:rotation-align="none"/>
    </style:style>
    <style:style style:name="ce63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c0c0c0" style:diagonal-bl-tr="none" style:diagonal-tl-br="none" fo:border="0.31pt solid #000000" fo:padding="0.071cm" style:rotation-align="none"/>
    </style:style>
    <style:style style:name="ce66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00ff00" fo:padding="0.071cm"/>
    </style:style>
    <style:style style:name="ce68" style:family="table-cell" style:parent-style-name="Default">
      <style:table-cell-properties fo:background-color="#808080"/>
    </style:style>
    <style:style style:name="ce69" style:family="table-cell" style:parent-style-name="Default" style:data-style-name="N138"/>
    <style:style style:name="ce70" style:family="table-cell" style:parent-style-name="Default">
      <style:table-cell-properties fo:background-color="#00ae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pression pgo</text:p>
          </table:table-cell>
          <table:table-cell table:style-name="ce1"/>
          <table:table-cell table:style-name="ce2" office:value-type="string" table:number-columns-spanned="3" table:number-rows-spanned="1">
            <text:p>selecteur de consigne + resistance pulldown 10K</text:p>
          </table:table-cell>
          <table:covered-table-cell table:number-columns-repeated="2" table:style-name="ce4"/>
          <table:table-cell table:style-name="ce5" office:value-type="string">
            <text:p>correspondance </text:p>
          </table:table-cell>
          <table:table-cell table:style-name="ce1" office:value-type="string">
            <text:p>pos manip</text:p>
          </table:table-cell>
          <table:table-cell table:style-name="ce1" office:value-type="string">
            <text:p>raport cycle M</text:p>
          </table:table-cell>
          <table:table-cell table:style-name="ce1" office:value-type="string">
            <text:p>raport cycle P</text:p>
          </table:table-cell>
          <table:table-cell table:style-name="ce1" office:value-type="string">
            <text:p>pwn M</text:p>
          </table:table-cell>
        </table:table-row>
        <table:table-row table:style-name="ro2">
          <table:table-cell office:value-type="string">
            <text:p>Ppgo=((Ipgo-4)x12,5</text:p>
          </table:table-cell>
          <table:table-cell/>
          <table:table-cell table:style-name="ce3" office:value-type="string">
            <text:p>resistance utilisée</text:p>
          </table:table-cell>
          <table:table-cell office:value-type="string">
            <text:p>tension</text:p>
          </table:table-cell>
          <table:table-cell office:value-type="string">
            <text:p>CAN</text:p>
          </table:table-cell>
          <table:table-cell table:style-name="ce6"/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D3]/5*1023" office:value-type="float" office:value="1023">
            <text:p>1023</text:p>
          </table:table-cell>
          <table:table-cell table:style-name="ce6" office:value-type="string">
            <text:p>&gt;</text:p>
          </table:table-cell>
          <table:table-cell office:value-type="string">
            <text:p>neutre</text:p>
          </table:table-cell>
          <table:table-cell table:number-columns-repeated="2" office:value-type="float" office:value="40.2">
            <text:p>40,2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table:number-columns-repeated="2"/>
          <table:table-cell table:style-name="ce3" office:value-type="string">
            <text:p>5K6</text:p>
          </table:table-cell>
          <table:table-cell office:value-type="float" office:value="3.25">
            <text:p>3,25</text:p>
          </table:table-cell>
          <table:table-cell table:formula="of:=[.D4]/5*1023" office:value-type="float" office:value="664.95">
            <text:p>664,95</text:p>
          </table:table-cell>
          <table:table-cell table:style-name="ce6"/>
          <table:table-cell office:value-type="string">
            <text:p>pos mid</text:p>
          </table:table-cell>
          <table:table-cell office:value-type="float" office:value="55.1">
            <text:p>55,1</text:p>
          </table:table-cell>
          <table:table-cell office:value-type="float" office:value="40.2">
            <text:p>40,2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table:number-columns-repeated="2"/>
          <table:table-cell table:style-name="ce3" office:value-type="string">
            <text:p>10K</text:p>
          </table:table-cell>
          <table:table-cell office:value-type="float" office:value="2.5">
            <text:p>2,5</text:p>
          </table:table-cell>
          <table:table-cell table:formula="of:=[.D5]/5*1023" office:value-type="float" office:value="511.5">
            <text:p>511,5</text:p>
          </table:table-cell>
          <table:table-cell table:style-name="ce6"/>
          <table:table-cell office:value-type="string">
            <text:p>pos 3/4</text:p>
          </table:table-cell>
          <table:table-cell office:value-type="float" office:value="68.4">
            <text:p>68,4</text:p>
          </table:table-cell>
          <table:table-cell office:value-type="float" office:value="40.2">
            <text:p>40,2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table:number-columns-repeated="2"/>
          <table:table-cell table:style-name="ce3" office:value-type="string">
            <text:p>15K</text:p>
          </table:table-cell>
          <table:table-cell office:value-type="float" office:value="2">
            <text:p>2</text:p>
          </table:table-cell>
          <table:table-cell table:formula="of:=[.D6]/5*1023" office:value-type="float" office:value="409.2">
            <text:p>409,2</text:p>
          </table:table-cell>
          <table:table-cell table:style-name="ce6"/>
          <table:table-cell office:value-type="string">
            <text:p>fns</text:p>
          </table:table-cell>
          <table:table-cell office:value-type="float" office:value="74.3">
            <text:p>74,3</text:p>
          </table:table-cell>
          <table:table-cell office:value-type="float" office:value="43.1">
            <text:p>43,1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number-columns-repeated="2"/>
          <table:table-cell table:style-name="ce3" office:value-type="string">
            <text:p>22K</text:p>
          </table:table-cell>
          <table:table-cell office:value-type="float" office:value="1.58">
            <text:p>1,58</text:p>
          </table:table-cell>
          <table:table-cell table:formula="of:=[.D7]/5*1023" office:value-type="float" office:value="323.268">
            <text:p>323,27</text:p>
          </table:table-cell>
          <table:table-cell table:style-name="ce6"/>
          <table:table-cell office:value-type="string">
            <text:p>fms</text:p>
          </table:table-cell>
          <table:table-cell office:value-type="float" office:value="88.5">
            <text:p>88,5</text:p>
          </table:table-cell>
          <table:table-cell office:value-type="float" office:value="55.5">
            <text:p>55,5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table:number-columns-repeated="2"/>
          <table:table-cell table:style-name="ce3" office:value-type="string">
            <text:p>47K</text:p>
          </table:table-cell>
          <table:table-cell office:value-type="float" office:value="0.8">
            <text:p>0,8</text:p>
          </table:table-cell>
          <table:table-cell table:formula="of:=[.D8]/5*1023" office:value-type="float" office:value="163.68">
            <text:p>163,68</text:p>
          </table:table-cell>
          <table:table-cell table:style-name="ce6"/>
          <table:table-cell office:value-type="string">
            <text:p>fu</text:p>
          </table:table-cell>
          <table:table-cell office:value-type="float" office:value="88.6">
            <text:p>88,6</text:p>
          </table:table-cell>
          <table:table-cell office:value-type="float" office:value="75.4">
            <text:p>75,4</text:p>
          </table:table-cell>
          <table:table-cell office:value-type="float" office:value="228">
            <text:p>228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courant(mA)</text:p>
          </table:table-cell>
          <table:table-cell office:value-type="string">
            <text:p>Valeur brute</text:p>
          </table:table-cell>
          <table:table-cell office:value-type="string">
            <text:p>RAW/courant</text:p>
          </table:table-cell>
          <table:table-cell table:number-columns-repeated="7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78">
            <text:p>778</text:p>
          </table:table-cell>
          <table:table-cell table:formula="of:=[.B12]/[.A12]" office:value-type="float" office:value="7.78">
            <text:p>7,78</text:p>
          </table:table-cell>
          <table:table-cell table:number-columns-repeated="7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185">
            <text:p>1185</text:p>
          </table:table-cell>
          <table:table-cell table:formula="of:=[.B13]/[.A13]" office:value-type="float" office:value="7.9">
            <text:p>7,9</text:p>
          </table:table-cell>
          <table:table-cell table:number-columns-repeated="7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595">
            <text:p>1595</text:p>
          </table:table-cell>
          <table:table-cell table:formula="of:=[.B14]/[.A14]" office:value-type="float" office:value="7.975">
            <text:p>7,98</text:p>
          </table:table-cell>
          <table:table-cell table:number-columns-repeated="7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407">
            <text:p>2407</text:p>
          </table:table-cell>
          <table:table-cell table:formula="of:=[.B15]/[.A15]" office:value-type="float" office:value="8.02333333333333">
            <text:p>8,02</text:p>
          </table:table-cell>
          <table:table-cell table:number-columns-repeated="7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3220">
            <text:p>3220</text:p>
          </table:table-cell>
          <table:table-cell table:formula="of:=[.B16]/[.A16]" office:value-type="float" office:value="8.05">
            <text:p>8,05</text:p>
          </table:table-cell>
          <table:table-cell table:number-columns-repeated="7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4038">
            <text:p>4038</text:p>
          </table:table-cell>
          <table:table-cell table:formula="of:=[.B17]/[.A17]" office:value-type="float" office:value="8.076">
            <text:p>8,08</text:p>
          </table:table-cell>
          <table:table-cell table:number-columns-repeated="7"/>
        </table:table-row>
        <table:table-row table:style-name="ro2" table:number-rows-repeated="104855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ignaux" table:style-name="ta1" table:print="false">
        <table:table-column table:style-name="co9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mesure</text:p>
          </table:table-cell>
          <table:table-cell office:value-type="string">
            <text:p>type d'entree</text:p>
          </table:table-cell>
          <table:table-cell office:value-type="string">
            <text:p>plage</text:p>
          </table:table-cell>
          <table:table-cell office:value-type="string">
            <text:p>vers EC1</text:p>
          </table:table-cell>
          <table:table-cell office:value-type="string">
            <text:p>vers EC4</text:p>
          </table:table-cell>
        </table:table-row>
        <table:table-row table:style-name="ro2">
          <table:table-cell office:value-type="string">
            <text:p>tension d'alimentation principal</text:p>
          </table:table-cell>
          <table:table-cell office:value-type="string">
            <text:p>ANA</text:p>
          </table:table-cell>
          <table:table-cell office:value-type="string">
            <text:p>0-100V</text:p>
          </table:table-cell>
          <table:table-cell office:value-type="string">
            <text:p>A1/A2(m&amp;p)</text:p>
          </table:table-cell>
          <table:table-cell office:value-type="string">
            <text:p>E1/E2</text:p>
          </table:table-cell>
        </table:table-row>
        <table:table-row table:style-name="ro2">
          <table:table-cell office:value-type="string">
            <text:p>alimentation capteur de charge</text:p>
          </table:table-cell>
          <table:table-cell office:value-type="string">
            <text:p>ANA</text:p>
          </table:table-cell>
          <table:table-cell office:value-type="string">
            <text:p>0-12V</text:p>
          </table:table-cell>
          <table:table-cell table:number-columns-repeated="2"/>
        </table:table-row>
        <table:table-row table:style-name="ro2">
          <table:table-cell office:value-type="string">
            <text:p>signal capteur de charge</text:p>
          </table:table-cell>
          <table:table-cell office:value-type="string">
            <text:p>ANA</text:p>
          </table:table-cell>
          <table:table-cell office:value-type="string">
            <text:p>0-10V</text:p>
          </table:table-cell>
          <table:table-cell table:number-columns-repeated="2"/>
        </table:table-row>
        <table:table-row table:style-name="ro2">
          <table:table-cell office:value-type="string">
            <text:p>mesure charge</text:p>
          </table:table-cell>
          <table:table-cell office:value-type="string">
            <text:p>Num?</text:p>
          </table:table-cell>
          <table:table-cell office:value-type="string">
            <text:p>0-500Hz</text:p>
          </table:table-cell>
          <table:table-cell table:number-columns-repeated="2"/>
        </table:table-row>
        <table:table-row table:style-name="ro2">
          <table:table-cell office:value-type="string">
            <text:p>transmission charge</text:p>
          </table:table-cell>
          <table:table-cell office:value-type="string">
            <text:p>Num? </text:p>
          </table:table-cell>
          <table:table-cell office:value-type="string">
            <text:p>rapport cyclique</text:p>
          </table:table-cell>
          <table:table-cell table:number-columns-repeated="2"/>
        </table:table-row>
        <table:table-row table:style-name="ro2">
          <table:table-cell office:value-type="string">
            <text:p>tension de demodulation</text:p>
          </table:table-cell>
          <table:table-cell office:value-type="string">
            <text:p>ANA</text:p>
          </table:table-cell>
          <table:table-cell office:value-type="string">
            <text:p>0-20V?</text:p>
          </table:table-cell>
          <table:table-cell table:number-columns-repeated="2"/>
        </table:table-row>
        <table:table-row table:style-name="ro2">
          <table:table-cell office:value-type="string">
            <text:p>Alim valve PC1</text:p>
          </table:table-cell>
          <table:table-cell office:value-type="string">
            <text:p>ANA</text:p>
          </table:table-cell>
          <table:table-cell/>
          <table:table-cell office:value-type="string">
            <text:p>B1/B2 M</text:p>
          </table:table-cell>
          <table:table-cell/>
        </table:table-row>
        <table:table-row table:style-name="ro2">
          <table:table-cell office:value-type="string">
            <text:p>courant PC1</text:p>
          </table:table-cell>
          <table:table-cell office:value-type="string">
            <text:p>ANA</text:p>
          </table:table-cell>
          <table:table-cell table:number-columns-repeated="3"/>
        </table:table-row>
        <table:table-row table:style-name="ro2">
          <table:table-cell office:value-type="string">
            <text:p>Alim valve PC2</text:p>
          </table:table-cell>
          <table:table-cell office:value-type="string">
            <text:p>ANA</text:p>
          </table:table-cell>
          <table:table-cell/>
          <table:table-cell office:value-type="string">
            <text:p>B1/B2 P</text:p>
          </table:table-cell>
          <table:table-cell/>
        </table:table-row>
        <table:table-row table:style-name="ro2">
          <table:table-cell office:value-type="string">
            <text:p>courant PC2</text:p>
          </table:table-cell>
          <table:table-cell office:value-type="string">
            <text:p>ANA</text:p>
          </table:table-cell>
          <table:table-cell table:number-columns-repeated="3"/>
        </table:table-row>
        <table:table-row table:style-name="ro2">
          <table:table-cell office:value-type="string">
            <text:p>capteur de position 1</text:p>
          </table:table-cell>
          <table:table-cell office:value-type="string">
            <text:p>ANA</text:p>
          </table:table-cell>
          <table:table-cell office:value-type="string">
            <text:p>0-15V</text:p>
          </table:table-cell>
          <table:table-cell office:value-type="string">
            <text:p>I1/I2 M</text:p>
          </table:table-cell>
          <table:table-cell/>
        </table:table-row>
        <table:table-row table:style-name="ro2">
          <table:table-cell office:value-type="string">
            <text:p>capteur de position 2</text:p>
          </table:table-cell>
          <table:table-cell office:value-type="string">
            <text:p>ANA</text:p>
          </table:table-cell>
          <table:table-cell office:value-type="string">
            <text:p>0-15V</text:p>
          </table:table-cell>
          <table:table-cell office:value-type="string">
            <text:p>I1/I2 P</text:p>
          </table:table-cell>
          <table:table-cell/>
        </table:table-row>
        <table:table-row table:style-name="ro2">
          <table:table-cell office:value-type="string">
            <text:p>courant alimentation EC4</text:p>
          </table:table-cell>
          <table:table-cell office:value-type="string">
            <text:p>ANA</text:p>
          </table:table-cell>
          <table:table-cell office:value-type="string">
            <text:p>0-15A</text:p>
          </table:table-cell>
          <table:table-cell/>
          <table:table-cell office:value-type="string">
            <text:p>E1</text:p>
          </table:table-cell>
        </table:table-row>
        <table:table-row table:style-name="ro2">
          <table:table-cell office:value-type="string">
            <text:p>alim capteur PGO</text:p>
          </table:table-cell>
          <table:table-cell office:value-type="string">
            <text:p>ANA</text:p>
          </table:table-cell>
          <table:table-cell table:number-columns-repeated="2"/>
          <table:table-cell office:value-type="string">
            <text:p>A1/A3</text:p>
          </table:table-cell>
        </table:table-row>
        <table:table-row table:style-name="ro2">
          <table:table-cell office:value-type="string">
            <text:p>Courant capteur PGO</text:p>
          </table:table-cell>
          <table:table-cell office:value-type="string">
            <text:p>ANA</text:p>
          </table:table-cell>
          <table:table-cell office:value-type="string">
            <text:p>0-600mA</text:p>
          </table:table-cell>
          <table:table-cell/>
          <table:table-cell office:value-type="string">
            <text:p>A2</text:p>
          </table:table-cell>
        </table:table-row>
        <table:table-row table:style-name="ro2">
          <table:table-cell office:value-type="string">
            <text:p>commande simu PGO</text:p>
          </table:table-cell>
          <table:table-cell office:value-type="string">
            <text:p>num</text:p>
          </table:table-cell>
          <table:table-cell office:value-type="string">
            <text:p>relais 3RT</text:p>
          </table:table-cell>
          <table:table-cell table:number-columns-repeated="2"/>
        </table:table-row>
        <table:table-row table:style-name="ro2">
          <table:table-cell office:value-type="string">
            <text:p>defaut frein</text:p>
          </table:table-cell>
          <table:table-cell office:value-type="string">
            <text:p>num</text:p>
          </table:table-cell>
          <table:table-cell office:value-type="string">
            <text:p>contact sec</text:p>
          </table:table-cell>
          <table:table-cell/>
          <table:table-cell office:value-type="string">
            <text:p>C1/C2</text:p>
          </table:table-cell>
        </table:table-row>
        <table:table-row table:style-name="ro2">
          <table:table-cell office:value-type="string">
            <text:p>alim valve SV</text:p>
          </table:table-cell>
          <table:table-cell office:value-type="string">
            <text:p>ANA</text:p>
          </table:table-cell>
          <table:table-cell office:value-type="string">
            <text:p>0-100V</text:p>
          </table:table-cell>
          <table:table-cell/>
          <table:table-cell office:value-type="string">
            <text:p>C4/C5</text:p>
          </table:table-cell>
        </table:table-row>
        <table:table-row table:style-name="ro2">
          <table:table-cell office:value-type="string">
            <text:p>courant valve SV</text:p>
          </table:table-cell>
          <table:table-cell office:value-type="string">
            <text:p>ANA</text:p>
          </table:table-cell>
          <table:table-cell office:value-type="string">
            <text:p>?</text:p>
          </table:table-cell>
          <table:table-cell/>
          <table:table-cell office:value-type="string">
            <text:p>C4</text:p>
          </table:table-cell>
        </table:table-row>
        <table:table-row table:style-name="ro2">
          <table:table-cell office:value-type="string">
            <text:p>courant moteur</text:p>
          </table:table-cell>
          <table:table-cell office:value-type="string">
            <text:p>ANA</text:p>
          </table:table-cell>
          <table:table-cell office:value-type="string">
            <text:p>?</text:p>
          </table:table-cell>
          <table:table-cell/>
          <table:table-cell office:value-type="string">
            <text:p>F1</text:p>
          </table:table-cell>
        </table:table-row>
        <table:table-row table:style-name="ro2">
          <table:table-cell office:value-type="string">
            <text:p>tension entre phase moteur</text:p>
          </table:table-cell>
          <table:table-cell office:value-type="string">
            <text:p>ANA</text:p>
          </table:table-cell>
          <table:table-cell office:value-type="string">
            <text:p>?</text:p>
          </table:table-cell>
          <table:table-cell/>
          <table:table-cell office:value-type="string">
            <text:p>G1/H1</text:p>
          </table:table-cell>
        </table:table-row>
        <table:table-row table:style-name="ro2">
          <table:table-cell office:value-type="string">
            <text:p>Etat frein M serré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2">
          <table:table-cell office:value-type="string">
            <text:p>Etat frein P serré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2">
          <table:table-cell office:value-type="string">
            <text:p>Etat frein M desserré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2">
          <table:table-cell office:value-type="string">
            <text:p>Etat frein P desserré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2">
          <table:table-cell office:value-type="string">
            <text:p>Etat frein M isolé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2">
          <table:table-cell office:value-type="string">
            <text:p>Etat frein P isolé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2">
          <table:table-cell office:value-type="string">
            <text:p>Etat frein M disco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2">
          <table:table-cell office:value-type="string">
            <text:p>Etat frein P disco</text:p>
          </table:table-cell>
          <table:table-cell office:value-type="string">
            <text:p>num</text:p>
          </table:table-cell>
          <table:table-cell table:number-columns-repeated="3"/>
        </table:table-row>
        <table:table-row table:style-name="ro2">
          <table:table-cell office:value-type="string">
            <text:p>defaut capteur de charge</text:p>
          </table:table-cell>
          <table:table-cell office:value-type="string">
            <text:p>num</text:p>
          </table:table-cell>
          <table:table-cell table:number-columns-repeated="3"/>
        </table:table-row>
      </table:table>
      <table:table table:name="Cablage" table:style-name="ta1">
        <table:table-column table:style-name="co2" table:default-cell-style-name="ce12"/>
        <table:table-column table:style-name="co2" table:number-columns-repeated="2" table:default-cell-style-name="ce18"/>
        <table:table-column table:style-name="co2" table:default-cell-style-name="ce31"/>
        <table:table-column table:style-name="co2" table:default-cell-style-name="Default"/>
        <table:table-column table:style-name="co2" table:default-cell-style-name="ce12"/>
        <table:table-column table:style-name="co2" table:number-columns-repeated="2" table:default-cell-style-name="ce18"/>
        <table:table-column table:style-name="co2" table:default-cell-style-name="ce31"/>
        <table:table-row table:style-name="ro2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2">
          <table:table-cell table:style-name="ce7" office:value-type="string">
            <text:p>connecteur </text:p>
          </table:table-cell>
          <table:table-cell table:style-name="ce16" office:value-type="string">
            <text:p>BORNE</text:p>
          </table:table-cell>
          <table:table-cell table:style-name="ce16" office:value-type="string">
            <text:p>désignation</text:p>
          </table:table-cell>
          <table:table-cell table:style-name="ce29" office:value-type="string">
            <text:p>N° borne dans coffret</text:p>
          </table:table-cell>
          <table:table-cell/>
          <table:table-cell table:style-name="ce7" office:value-type="string">
            <text:p>connecteur </text:p>
          </table:table-cell>
          <table:table-cell table:style-name="ce16" office:value-type="string">
            <text:p>BORNE</text:p>
          </table:table-cell>
          <table:table-cell table:style-name="ce16" office:value-type="string">
            <text:p>désignation</text:p>
          </table:table-cell>
          <table:table-cell table:style-name="ce29" office:value-type="string">
            <text:p>N° borne dans coffret</text:p>
          </table:table-cell>
        </table:table-row>
        <table:table-row table:style-name="ro2">
          <table:table-cell table:style-name="ce8" office:value-type="string" table:number-columns-spanned="1" table:number-rows-spanned="21">
            <text:p>EC1 MOTEUR</text:p>
          </table:table-cell>
          <table:table-cell table:style-name="ce17" office:value-type="string">
            <text:p>A1</text:p>
          </table:table-cell>
          <table:table-cell table:style-name="ce17" office:value-type="string">
            <text:p>+72V</text:p>
          </table:table-cell>
          <table:table-cell table:style-name="ce30" office:value-type="float" office:value="48">
            <text:p>48</text:p>
          </table:table-cell>
          <table:table-cell/>
          <table:table-cell table:style-name="ce8" office:value-type="string" table:number-columns-spanned="1" table:number-rows-spanned="21">
            <text:p>EC1 MOTEUR</text:p>
          </table:table-cell>
          <table:table-cell table:style-name="ce17" office:value-type="string">
            <text:p>A1</text:p>
          </table:table-cell>
          <table:table-cell table:style-name="ce17" office:value-type="string">
            <text:p>+72V</text:p>
          </table:table-cell>
          <table:table-cell table:style-name="ce30" office:value-type="float" office:value="48">
            <text:p>48</text:p>
          </table:table-cell>
        </table:table-row>
        <table:table-row table:style-name="ro2">
          <table:covered-table-cell table:style-name="ce9"/>
          <table:table-cell office:value-type="string">
            <text:p>A2</text:p>
          </table:table-cell>
          <table:table-cell office:value-type="string">
            <text:p>GND</text:p>
          </table:table-cell>
          <table:table-cell office:value-type="float" office:value="49">
            <text:p>49</text:p>
          </table:table-cell>
          <table:table-cell/>
          <table:covered-table-cell table:style-name="ce9"/>
          <table:table-cell office:value-type="string">
            <text:p>A2</text:p>
          </table:table-cell>
          <table:table-cell office:value-type="string">
            <text:p>GND</text:p>
          </table:table-cell>
          <table:table-cell office:value-type="float" office:value="49">
            <text:p>49</text:p>
          </table:table-cell>
        </table:table-row>
        <table:table-row table:style-name="ro2">
          <table:covered-table-cell table:style-name="ce9"/>
          <table:table-cell office:value-type="string">
            <text:p>B1</text:p>
          </table:table-cell>
          <table:table-cell office:value-type="string">
            <text:p>+PC1</text:p>
          </table:table-cell>
          <table:table-cell office:value-type="float" office:value="74">
            <text:p>74</text:p>
          </table:table-cell>
          <table:table-cell/>
          <table:covered-table-cell table:style-name="ce9"/>
          <table:table-cell office:value-type="string">
            <text:p>C5</text:p>
          </table:table-cell>
          <table:table-cell office:value-type="string">
            <text:p>FREIN MOTEUR ISOLE +</text:p>
          </table:table-cell>
          <table:table-cell office:value-type="float" office:value="50">
            <text:p>50</text:p>
          </table:table-cell>
        </table:table-row>
        <table:table-row table:style-name="ro2">
          <table:covered-table-cell table:style-name="ce9"/>
          <table:table-cell office:value-type="string">
            <text:p>B2</text:p>
          </table:table-cell>
          <table:table-cell office:value-type="string">
            <text:p>-PC1</text:p>
          </table:table-cell>
          <table:table-cell office:value-type="float" office:value="73">
            <text:p>73</text:p>
          </table:table-cell>
          <table:table-cell/>
          <table:covered-table-cell table:style-name="ce9"/>
          <table:table-cell office:value-type="string">
            <text:p>C4</text:p>
          </table:table-cell>
          <table:table-cell office:value-type="string">
            <text:p>FREIN MOTEUR ISOLE -</text:p>
          </table:table-cell>
          <table:table-cell office:value-type="float" office:value="51">
            <text:p>51</text:p>
          </table:table-cell>
        </table:table-row>
        <table:table-row table:style-name="ro2">
          <table:covered-table-cell table:style-name="ce9"/>
          <table:table-cell office:value-type="string">
            <text:p>B3</text:p>
          </table:table-cell>
          <table:table-cell office:value-type="string">
            <text:p>Bl PC1</text:p>
          </table:table-cell>
          <table:table-cell office:value-type="float" office:value="75">
            <text:p>75</text:p>
          </table:table-cell>
          <table:table-cell/>
          <table:covered-table-cell table:style-name="ce9"/>
          <table:table-cell office:value-type="string">
            <text:p>C1</text:p>
          </table:table-cell>
          <table:table-cell office:value-type="string">
            <text:p>DISCORD FR M +</text:p>
          </table:table-cell>
          <table:table-cell office:value-type="float" office:value="52">
            <text:p>52</text:p>
          </table:table-cell>
        </table:table-row>
        <table:table-row table:style-name="ro2">
          <table:covered-table-cell table:style-name="ce9"/>
          <table:table-cell office:value-type="string">
            <text:p>C1</text:p>
          </table:table-cell>
          <table:table-cell office:value-type="string">
            <text:p>DISCORD FR M +</text:p>
          </table:table-cell>
          <table:table-cell office:value-type="float" office:value="52">
            <text:p>52</text:p>
          </table:table-cell>
          <table:table-cell/>
          <table:covered-table-cell table:style-name="ce9"/>
          <table:table-cell office:value-type="string">
            <text:p>C2</text:p>
          </table:table-cell>
          <table:table-cell office:value-type="string">
            <text:p>DISCORD FR M -</text:p>
          </table:table-cell>
          <table:table-cell office:value-type="float" office:value="53">
            <text:p>53</text:p>
          </table:table-cell>
        </table:table-row>
        <table:table-row table:style-name="ro2">
          <table:covered-table-cell table:style-name="ce9"/>
          <table:table-cell office:value-type="string">
            <text:p>C2</text:p>
          </table:table-cell>
          <table:table-cell office:value-type="string">
            <text:p>DISCORD FR M -</text:p>
          </table:table-cell>
          <table:table-cell office:value-type="float" office:value="53">
            <text:p>53</text:p>
          </table:table-cell>
          <table:table-cell/>
          <table:covered-table-cell table:style-name="ce9"/>
          <table:table-cell office:value-type="string">
            <text:p>D5</text:p>
          </table:table-cell>
          <table:table-cell office:value-type="string">
            <text:p>FREIN MOTEUR SERRE +</text:p>
          </table:table-cell>
          <table:table-cell office:value-type="float" office:value="54">
            <text:p>54</text:p>
          </table:table-cell>
        </table:table-row>
        <table:table-row table:style-name="ro2">
          <table:covered-table-cell table:style-name="ce9"/>
          <table:table-cell office:value-type="string">
            <text:p>C4</text:p>
          </table:table-cell>
          <table:table-cell office:value-type="string">
            <text:p>FREIN MOTEUR ISOLE -</text:p>
          </table:table-cell>
          <table:table-cell office:value-type="float" office:value="51">
            <text:p>51</text:p>
          </table:table-cell>
          <table:table-cell/>
          <table:covered-table-cell table:style-name="ce9"/>
          <table:table-cell office:value-type="string">
            <text:p>D4</text:p>
          </table:table-cell>
          <table:table-cell office:value-type="string">
            <text:p>FREIN MOTEUR SERRE -</text:p>
          </table:table-cell>
          <table:table-cell office:value-type="float" office:value="55">
            <text:p>55</text:p>
          </table:table-cell>
        </table:table-row>
        <table:table-row table:style-name="ro2">
          <table:covered-table-cell table:style-name="ce9"/>
          <table:table-cell office:value-type="string">
            <text:p>C5</text:p>
          </table:table-cell>
          <table:table-cell office:value-type="string">
            <text:p>FREIN MOTEUR ISOLE +</text:p>
          </table:table-cell>
          <table:table-cell office:value-type="float" office:value="50">
            <text:p>50</text:p>
          </table:table-cell>
          <table:table-cell/>
          <table:covered-table-cell table:style-name="ce9"/>
          <table:table-cell office:value-type="string">
            <text:p>D1</text:p>
          </table:table-cell>
          <table:table-cell office:value-type="string">
            <text:p>FREIN MOTEUR DESSERRE +</text:p>
          </table:table-cell>
          <table:table-cell office:value-type="float" office:value="56">
            <text:p>56</text:p>
          </table:table-cell>
        </table:table-row>
        <table:table-row table:style-name="ro2">
          <table:covered-table-cell table:style-name="ce9"/>
          <table:table-cell office:value-type="string">
            <text:p>D1</text:p>
          </table:table-cell>
          <table:table-cell office:value-type="string">
            <text:p>FREIN MOTEUR DESSERRE +</text:p>
          </table:table-cell>
          <table:table-cell office:value-type="float" office:value="56">
            <text:p>56</text:p>
          </table:table-cell>
          <table:table-cell/>
          <table:covered-table-cell table:style-name="ce9"/>
          <table:table-cell office:value-type="string">
            <text:p>D2</text:p>
          </table:table-cell>
          <table:table-cell office:value-type="string">
            <text:p>FREIN MOTEUR DESSERRE -</text:p>
          </table:table-cell>
          <table:table-cell office:value-type="float" office:value="57">
            <text:p>57</text:p>
          </table:table-cell>
        </table:table-row>
        <table:table-row table:style-name="ro2">
          <table:covered-table-cell table:style-name="ce9"/>
          <table:table-cell office:value-type="string">
            <text:p>D2</text:p>
          </table:table-cell>
          <table:table-cell office:value-type="string">
            <text:p>FREIN MOTEUR DESSERRE -</text:p>
          </table:table-cell>
          <table:table-cell office:value-type="float" office:value="57">
            <text:p>57</text:p>
          </table:table-cell>
          <table:table-cell/>
          <table:covered-table-cell table:style-name="ce9"/>
          <table:table-cell office:value-type="string">
            <text:p>I1</text:p>
          </table:table-cell>
          <table:table-cell office:value-type="string">
            <text:p>CAPT POS ALIM +</text:p>
          </table:table-cell>
          <table:table-cell office:value-type="float" office:value="65">
            <text:p>65</text:p>
          </table:table-cell>
        </table:table-row>
        <table:table-row table:style-name="ro2">
          <table:covered-table-cell table:style-name="ce9"/>
          <table:table-cell office:value-type="string">
            <text:p>D4</text:p>
          </table:table-cell>
          <table:table-cell office:value-type="string">
            <text:p>FREIN MOTEUR SERRE -</text:p>
          </table:table-cell>
          <table:table-cell office:value-type="float" office:value="55">
            <text:p>55</text:p>
          </table:table-cell>
          <table:table-cell/>
          <table:covered-table-cell table:style-name="ce9"/>
          <table:table-cell office:value-type="string">
            <text:p>I2</text:p>
          </table:table-cell>
          <table:table-cell office:value-type="string">
            <text:p>CAPT POS ALIM -</text:p>
          </table:table-cell>
          <table:table-cell office:value-type="float" office:value="66">
            <text:p>66</text:p>
          </table:table-cell>
        </table:table-row>
        <table:table-row table:style-name="ro2">
          <table:covered-table-cell table:style-name="ce9"/>
          <table:table-cell office:value-type="string">
            <text:p>D5</text:p>
          </table:table-cell>
          <table:table-cell office:value-type="string">
            <text:p>FREIN MOTEUR SERRE +</text:p>
          </table:table-cell>
          <table:table-cell office:value-type="float" office:value="54">
            <text:p>54</text:p>
          </table:table-cell>
          <table:table-cell/>
          <table:covered-table-cell table:style-name="ce9"/>
          <table:table-cell office:value-type="string">
            <text:p>I5</text:p>
          </table:table-cell>
          <table:table-cell office:value-type="string">
            <text:p>CAPT POS BLD</text:p>
          </table:table-cell>
          <table:table-cell office:value-type="float" office:value="67">
            <text:p>67</text:p>
          </table:table-cell>
        </table:table-row>
        <table:table-row table:style-name="ro2">
          <table:covered-table-cell table:style-name="ce9"/>
          <table:table-cell office:value-type="string">
            <text:p>F1</text:p>
          </table:table-cell>
          <table:table-cell office:value-type="string">
            <text:p>CONS MOTEUR</text:p>
          </table:table-cell>
          <table:table-cell office:value-type="float" office:value="70">
            <text:p>70</text:p>
          </table:table-cell>
          <table:table-cell/>
          <table:covered-table-cell table:style-name="ce9"/>
          <table:table-cell office:value-type="string">
            <text:p>I3</text:p>
          </table:table-cell>
          <table:table-cell office:value-type="string">
            <text:p>CAPT POS 1 M</text:p>
          </table:table-cell>
          <table:table-cell office:value-type="float" office:value="68">
            <text:p>68</text:p>
          </table:table-cell>
        </table:table-row>
        <table:table-row table:style-name="ro2">
          <table:covered-table-cell table:style-name="ce9"/>
          <table:table-cell office:value-type="string">
            <text:p>F2</text:p>
          </table:table-cell>
          <table:table-cell office:value-type="string">
            <text:p>CONS MOTEUR</text:p>
          </table:table-cell>
          <table:table-cell office:value-type="float" office:value="71">
            <text:p>71</text:p>
          </table:table-cell>
          <table:table-cell/>
          <table:covered-table-cell table:style-name="ce9"/>
          <table:table-cell office:value-type="string">
            <text:p>I4</text:p>
          </table:table-cell>
          <table:table-cell office:value-type="string">
            <text:p>CAPT POS 2 M</text:p>
          </table:table-cell>
          <table:table-cell office:value-type="float" office:value="69">
            <text:p>69</text:p>
          </table:table-cell>
        </table:table-row>
        <table:table-row table:style-name="ro2">
          <table:covered-table-cell table:style-name="ce9"/>
          <table:table-cell office:value-type="string">
            <text:p>F5</text:p>
          </table:table-cell>
          <table:table-cell office:value-type="string">
            <text:p>CONS MOTEUR BLD</text:p>
          </table:table-cell>
          <table:table-cell office:value-type="float" office:value="72">
            <text:p>72</text:p>
          </table:table-cell>
          <table:table-cell/>
          <table:covered-table-cell table:style-name="ce9"/>
          <table:table-cell office:value-type="string">
            <text:p>F1</text:p>
          </table:table-cell>
          <table:table-cell office:value-type="string">
            <text:p>CONS MOTEUR</text:p>
          </table:table-cell>
          <table:table-cell office:value-type="float" office:value="70">
            <text:p>70</text:p>
          </table:table-cell>
        </table:table-row>
        <table:table-row table:style-name="ro2">
          <table:covered-table-cell table:style-name="ce9"/>
          <table:table-cell office:value-type="string">
            <text:p>I1</text:p>
          </table:table-cell>
          <table:table-cell office:value-type="string">
            <text:p>CAPT POS ALIM +</text:p>
          </table:table-cell>
          <table:table-cell office:value-type="float" office:value="65">
            <text:p>65</text:p>
          </table:table-cell>
          <table:table-cell/>
          <table:covered-table-cell table:style-name="ce9"/>
          <table:table-cell office:value-type="string">
            <text:p>F2</text:p>
          </table:table-cell>
          <table:table-cell office:value-type="string">
            <text:p>CONS MOTEUR</text:p>
          </table:table-cell>
          <table:table-cell office:value-type="float" office:value="71">
            <text:p>71</text:p>
          </table:table-cell>
        </table:table-row>
        <table:table-row table:style-name="ro2">
          <table:covered-table-cell table:style-name="ce9"/>
          <table:table-cell office:value-type="string">
            <text:p>I2</text:p>
          </table:table-cell>
          <table:table-cell office:value-type="string">
            <text:p>CAPT POS ALIM -</text:p>
          </table:table-cell>
          <table:table-cell office:value-type="float" office:value="66">
            <text:p>66</text:p>
          </table:table-cell>
          <table:table-cell/>
          <table:covered-table-cell table:style-name="ce9"/>
          <table:table-cell office:value-type="string">
            <text:p>F5</text:p>
          </table:table-cell>
          <table:table-cell office:value-type="string">
            <text:p>CONS MOTEUR BLD</text:p>
          </table:table-cell>
          <table:table-cell office:value-type="float" office:value="72">
            <text:p>72</text:p>
          </table:table-cell>
        </table:table-row>
        <table:table-row table:style-name="ro2">
          <table:covered-table-cell table:style-name="ce9"/>
          <table:table-cell office:value-type="string">
            <text:p>I3</text:p>
          </table:table-cell>
          <table:table-cell office:value-type="string">
            <text:p>CAPT POS 1 M</text:p>
          </table:table-cell>
          <table:table-cell office:value-type="float" office:value="68">
            <text:p>68</text:p>
          </table:table-cell>
          <table:table-cell/>
          <table:covered-table-cell table:style-name="ce9"/>
          <table:table-cell office:value-type="string">
            <text:p>B2</text:p>
          </table:table-cell>
          <table:table-cell office:value-type="string">
            <text:p>-PC1</text:p>
          </table:table-cell>
          <table:table-cell office:value-type="float" office:value="73">
            <text:p>73</text:p>
          </table:table-cell>
        </table:table-row>
        <table:table-row table:style-name="ro2">
          <table:covered-table-cell table:style-name="ce9"/>
          <table:table-cell office:value-type="string">
            <text:p>I4</text:p>
          </table:table-cell>
          <table:table-cell office:value-type="string">
            <text:p>CAPT POS 2 M</text:p>
          </table:table-cell>
          <table:table-cell office:value-type="float" office:value="69">
            <text:p>69</text:p>
          </table:table-cell>
          <table:table-cell/>
          <table:covered-table-cell table:style-name="ce9"/>
          <table:table-cell office:value-type="string">
            <text:p>B1</text:p>
          </table:table-cell>
          <table:table-cell office:value-type="string">
            <text:p>+PC1</text:p>
          </table:table-cell>
          <table:table-cell office:value-type="float" office:value="74">
            <text:p>74</text:p>
          </table:table-cell>
        </table:table-row>
        <table:table-row table:style-name="ro2">
          <table:covered-table-cell table:style-name="ce10"/>
          <table:table-cell table:style-name="ce19" office:value-type="string">
            <text:p>I5</text:p>
          </table:table-cell>
          <table:table-cell table:style-name="ce19" office:value-type="string">
            <text:p>CAPT POS BLD</text:p>
          </table:table-cell>
          <table:table-cell table:style-name="ce32" office:value-type="float" office:value="67">
            <text:p>67</text:p>
          </table:table-cell>
          <table:table-cell/>
          <table:covered-table-cell table:style-name="ce10"/>
          <table:table-cell table:style-name="ce19" office:value-type="string">
            <text:p>B3</text:p>
          </table:table-cell>
          <table:table-cell table:style-name="ce19" office:value-type="string">
            <text:p>Bl PC1</text:p>
          </table:table-cell>
          <table:table-cell table:style-name="ce32" office:value-type="float" office:value="75">
            <text:p>75</text:p>
          </table:table-cell>
        </table:table-row>
        <table:table-row table:style-name="ro2">
          <table:table-cell table:style-name="ce11" office:value-type="string" table:number-columns-spanned="1" table:number-rows-spanned="38">
            <text:p>EC1 PORTEUR</text:p>
          </table:table-cell>
          <table:table-cell table:style-name="ce20" office:value-type="string">
            <text:p>A1</text:p>
          </table:table-cell>
          <table:table-cell table:style-name="ce20" office:value-type="string">
            <text:p>FU +</text:p>
          </table:table-cell>
          <table:table-cell table:style-name="ce33" office:value-type="float" office:value="18">
            <text:p>18</text:p>
          </table:table-cell>
          <table:table-cell/>
          <table:table-cell table:style-name="ce11" office:value-type="string" table:number-columns-spanned="1" table:number-rows-spanned="38">
            <text:p>EC1 PORTEUR</text:p>
          </table:table-cell>
          <table:table-cell table:style-name="ce20" office:value-type="string">
            <text:p>A1</text:p>
          </table:table-cell>
          <table:table-cell table:style-name="ce20" office:value-type="string">
            <text:p>FU +</text:p>
          </table:table-cell>
          <table:table-cell table:style-name="ce33" office:value-type="float" office:value="18">
            <text:p>18</text:p>
          </table:table-cell>
        </table:table-row>
        <table:table-row table:style-name="ro2">
          <table:covered-table-cell/>
          <table:table-cell office:value-type="string">
            <text:p>A2</text:p>
          </table:table-cell>
          <table:table-cell office:value-type="string">
            <text:p>FU -</text:p>
          </table:table-cell>
          <table:table-cell office:value-type="float" office:value="19">
            <text:p>19</text:p>
          </table:table-cell>
          <table:table-cell/>
          <table:covered-table-cell/>
          <table:table-cell office:value-type="string">
            <text:p>A2</text:p>
          </table:table-cell>
          <table:table-cell office:value-type="string">
            <text:p>FU -</text:p>
          </table:table-cell>
          <table:table-cell office:value-type="float" office:value="19">
            <text:p>19</text:p>
          </table:table-cell>
        </table:table-row>
        <table:table-row table:style-name="ro2">
          <table:covered-table-cell/>
          <table:table-cell office:value-type="string">
            <text:p>B1</text:p>
          </table:table-cell>
          <table:table-cell office:value-type="string">
            <text:p>PC1 + </text:p>
          </table:table-cell>
          <table:table-cell office:value-type="float" office:value="45">
            <text:p>45</text:p>
          </table:table-cell>
          <table:table-cell/>
          <table:covered-table-cell/>
          <table:table-cell office:value-type="string">
            <text:p>C5</text:p>
          </table:table-cell>
          <table:table-cell office:value-type="string">
            <text:p>FREIN ISOLE P +</text:p>
          </table:table-cell>
          <table:table-cell office:value-type="float" office:value="20">
            <text:p>20</text:p>
          </table:table-cell>
        </table:table-row>
        <table:table-row table:style-name="ro2">
          <table:covered-table-cell/>
          <table:table-cell office:value-type="string">
            <text:p>B2</text:p>
          </table:table-cell>
          <table:table-cell office:value-type="string">
            <text:p>PC1 -</text:p>
          </table:table-cell>
          <table:table-cell office:value-type="float" office:value="46">
            <text:p>46</text:p>
          </table:table-cell>
          <table:table-cell/>
          <table:covered-table-cell/>
          <table:table-cell office:value-type="string">
            <text:p>C4</text:p>
          </table:table-cell>
          <table:table-cell office:value-type="string">
            <text:p>FREIN ISOLE P-</text:p>
          </table:table-cell>
          <table:table-cell office:value-type="float" office:value="21">
            <text:p>21</text:p>
          </table:table-cell>
        </table:table-row>
        <table:table-row table:style-name="ro2">
          <table:covered-table-cell/>
          <table:table-cell office:value-type="string">
            <text:p>B3</text:p>
          </table:table-cell>
          <table:table-cell office:value-type="string">
            <text:p>Bl PC1</text:p>
          </table:table-cell>
          <table:table-cell office:value-type="float" office:value="47">
            <text:p>47</text:p>
          </table:table-cell>
          <table:table-cell/>
          <table:covered-table-cell/>
          <table:table-cell office:value-type="string">
            <text:p>C2</text:p>
          </table:table-cell>
          <table:table-cell office:value-type="string">
            <text:p>DISCORD FR P + </text:p>
          </table:table-cell>
          <table:table-cell office:value-type="float" office:value="22">
            <text:p>22</text:p>
          </table:table-cell>
        </table:table-row>
        <table:table-row table:style-name="ro2">
          <table:covered-table-cell/>
          <table:table-cell office:value-type="string">
            <text:p>C1</text:p>
          </table:table-cell>
          <table:table-cell office:value-type="string">
            <text:p>DISCORD FR P -</text:p>
          </table:table-cell>
          <table:table-cell office:value-type="float" office:value="23">
            <text:p>23</text:p>
          </table:table-cell>
          <table:table-cell/>
          <table:covered-table-cell/>
          <table:table-cell office:value-type="string">
            <text:p>C1</text:p>
          </table:table-cell>
          <table:table-cell office:value-type="string">
            <text:p>DISCORD FR P -</text:p>
          </table:table-cell>
          <table:table-cell office:value-type="float" office:value="23">
            <text:p>23</text:p>
          </table:table-cell>
        </table:table-row>
        <table:table-row table:style-name="ro2">
          <table:covered-table-cell/>
          <table:table-cell office:value-type="string">
            <text:p>C2</text:p>
          </table:table-cell>
          <table:table-cell office:value-type="string">
            <text:p>DISCORD FR P + </text:p>
          </table:table-cell>
          <table:table-cell office:value-type="float" office:value="22">
            <text:p>22</text:p>
          </table:table-cell>
          <table:table-cell/>
          <table:covered-table-cell/>
          <table:table-cell office:value-type="string">
            <text:p>D5</text:p>
          </table:table-cell>
          <table:table-cell office:value-type="string">
            <text:p>FREIN P + SERRE </text:p>
          </table:table-cell>
          <table:table-cell office:value-type="float" office:value="24">
            <text:p>24</text:p>
          </table:table-cell>
        </table:table-row>
        <table:table-row table:style-name="ro2">
          <table:covered-table-cell/>
          <table:table-cell office:value-type="string">
            <text:p>C4</text:p>
          </table:table-cell>
          <table:table-cell office:value-type="string">
            <text:p>FREIN ISOLE P-</text:p>
          </table:table-cell>
          <table:table-cell office:value-type="float" office:value="21">
            <text:p>21</text:p>
          </table:table-cell>
          <table:table-cell/>
          <table:covered-table-cell/>
          <table:table-cell office:value-type="string">
            <text:p>D4</text:p>
          </table:table-cell>
          <table:table-cell office:value-type="string">
            <text:p>FREIN P - SERRE</text:p>
          </table:table-cell>
          <table:table-cell office:value-type="float" office:value="25">
            <text:p>25</text:p>
          </table:table-cell>
        </table:table-row>
        <table:table-row table:style-name="ro2">
          <table:covered-table-cell/>
          <table:table-cell office:value-type="string">
            <text:p>C5</text:p>
          </table:table-cell>
          <table:table-cell office:value-type="string">
            <text:p>FREIN ISOLE P +</text:p>
          </table:table-cell>
          <table:table-cell office:value-type="float" office:value="20">
            <text:p>20</text:p>
          </table:table-cell>
          <table:table-cell/>
          <table:covered-table-cell/>
          <table:table-cell office:value-type="string">
            <text:p>D1</text:p>
          </table:table-cell>
          <table:table-cell office:value-type="string">
            <text:p>FREIN P+ DESSERRE </text:p>
          </table:table-cell>
          <table:table-cell office:value-type="float" office:value="26">
            <text:p>26</text:p>
          </table:table-cell>
        </table:table-row>
        <table:table-row table:style-name="ro2">
          <table:covered-table-cell/>
          <table:table-cell office:value-type="string">
            <text:p>D1</text:p>
          </table:table-cell>
          <table:table-cell office:value-type="string">
            <text:p>FREIN P+ DESSERRE </text:p>
          </table:table-cell>
          <table:table-cell office:value-type="float" office:value="26">
            <text:p>26</text:p>
          </table:table-cell>
          <table:table-cell/>
          <table:covered-table-cell/>
          <table:table-cell office:value-type="string">
            <text:p>D2</text:p>
          </table:table-cell>
          <table:table-cell office:value-type="string">
            <text:p>FREIN P- DESSERRE </text:p>
          </table:table-cell>
          <table:table-cell office:value-type="float" office:value="27">
            <text:p>27</text:p>
          </table:table-cell>
        </table:table-row>
        <table:table-row table:style-name="ro2">
          <table:covered-table-cell/>
          <table:table-cell office:value-type="string">
            <text:p>D2</text:p>
          </table:table-cell>
          <table:table-cell office:value-type="string">
            <text:p>FREIN P- DESSERRE </text:p>
          </table:table-cell>
          <table:table-cell office:value-type="float" office:value="27">
            <text:p>27</text:p>
          </table:table-cell>
          <table:table-cell/>
          <table:covered-table-cell/>
          <table:table-cell office:value-type="string">
            <text:p>E1</text:p>
          </table:table-cell>
          <table:table-cell office:value-type="string">
            <text:p>DEF CAPT CHARGE +</text:p>
          </table:table-cell>
          <table:table-cell office:value-type="float" office:value="28">
            <text:p>28</text:p>
          </table:table-cell>
        </table:table-row>
        <table:table-row table:style-name="ro2">
          <table:covered-table-cell/>
          <table:table-cell office:value-type="string">
            <text:p>D4</text:p>
          </table:table-cell>
          <table:table-cell office:value-type="string">
            <text:p>FREIN P - SERRE</text:p>
          </table:table-cell>
          <table:table-cell office:value-type="float" office:value="25">
            <text:p>25</text:p>
          </table:table-cell>
          <table:table-cell/>
          <table:covered-table-cell/>
          <table:table-cell office:value-type="string">
            <text:p>E2</text:p>
          </table:table-cell>
          <table:table-cell office:value-type="string">
            <text:p>DEF CAPT CHARGE -</text:p>
          </table:table-cell>
          <table:table-cell office:value-type="float" office:value="29">
            <text:p>29</text:p>
          </table:table-cell>
        </table:table-row>
        <table:table-row table:style-name="ro2">
          <table:covered-table-cell/>
          <table:table-cell office:value-type="string">
            <text:p>D5</text:p>
          </table:table-cell>
          <table:table-cell office:value-type="string">
            <text:p>FREIN P + SERRE </text:p>
          </table:table-cell>
          <table:table-cell office:value-type="float" office:value="24">
            <text:p>24</text:p>
          </table:table-cell>
          <table:table-cell/>
          <table:covered-table-cell/>
          <table:table-cell office:value-type="string">
            <text:p>I3</text:p>
          </table:table-cell>
          <table:table-cell office:value-type="string">
            <text:p>CAPT POS 1 P</text:p>
          </table:table-cell>
          <table:table-cell office:value-type="float" office:value="30">
            <text:p>30</text:p>
          </table:table-cell>
        </table:table-row>
        <table:table-row table:style-name="ro2">
          <table:covered-table-cell/>
          <table:table-cell office:value-type="string">
            <text:p>E1</text:p>
          </table:table-cell>
          <table:table-cell office:value-type="string">
            <text:p>DEF CAPT CHARGE +</text:p>
          </table:table-cell>
          <table:table-cell office:value-type="float" office:value="28">
            <text:p>28</text:p>
          </table:table-cell>
          <table:table-cell/>
          <table:covered-table-cell/>
          <table:table-cell office:value-type="string">
            <text:p>I4</text:p>
          </table:table-cell>
          <table:table-cell office:value-type="string">
            <text:p>CAPT POS 2 P</text:p>
          </table:table-cell>
          <table:table-cell office:value-type="float" office:value="31">
            <text:p>31</text:p>
          </table:table-cell>
        </table:table-row>
        <table:table-row table:style-name="ro2">
          <table:covered-table-cell/>
          <table:table-cell office:value-type="string">
            <text:p>E2</text:p>
          </table:table-cell>
          <table:table-cell office:value-type="string">
            <text:p>DEF CAPT CHARGE -</text:p>
          </table:table-cell>
          <table:table-cell office:value-type="float" office:value="29">
            <text:p>29</text:p>
          </table:table-cell>
          <table:table-cell/>
          <table:covered-table-cell/>
          <table:table-cell office:value-type="string">
            <text:p>I5</text:p>
          </table:table-cell>
          <table:table-cell office:value-type="string">
            <text:p>CAPT POS BL P</text:p>
          </table:table-cell>
          <table:table-cell office:value-type="float" office:value="32">
            <text:p>32</text:p>
          </table:table-cell>
        </table:table-row>
        <table:table-row table:style-name="ro2">
          <table:covered-table-cell/>
          <table:table-cell office:value-type="string">
            <text:p>F1</text:p>
          </table:table-cell>
          <table:table-cell office:value-type="string">
            <text:p>CONS PORT +</text:p>
          </table:table-cell>
          <table:table-cell office:value-type="float" office:value="62">
            <text:p>62</text:p>
          </table:table-cell>
          <table:table-cell/>
          <table:covered-table-cell/>
          <table:table-cell office:value-type="string">
            <text:p>I1</text:p>
          </table:table-cell>
          <table:table-cell office:value-type="string">
            <text:p>CAPT POS ALIM + P</text:p>
          </table:table-cell>
          <table:table-cell office:value-type="float" office:value="33">
            <text:p>33</text:p>
          </table:table-cell>
        </table:table-row>
        <table:table-row table:style-name="ro2">
          <table:covered-table-cell/>
          <table:table-cell office:value-type="string">
            <text:p>F2</text:p>
          </table:table-cell>
          <table:table-cell office:value-type="string">
            <text:p>CONS PORT <text:s/>-</text:p>
          </table:table-cell>
          <table:table-cell office:value-type="float" office:value="63">
            <text:p>63</text:p>
          </table:table-cell>
          <table:table-cell/>
          <table:covered-table-cell/>
          <table:table-cell office:value-type="string">
            <text:p>I2</text:p>
          </table:table-cell>
          <table:table-cell office:value-type="string">
            <text:p>CAPT POS ALIM - P</text:p>
          </table:table-cell>
          <table:table-cell office:value-type="float" office:value="34">
            <text:p>34</text:p>
          </table:table-cell>
        </table:table-row>
        <table:table-row table:style-name="ro2">
          <table:covered-table-cell/>
          <table:table-cell office:value-type="string">
            <text:p>F5</text:p>
          </table:table-cell>
          <table:table-cell office:value-type="string">
            <text:p>BL CONS PORT</text:p>
          </table:table-cell>
          <table:table-cell office:value-type="float" office:value="64">
            <text:p>64</text:p>
          </table:table-cell>
          <table:table-cell/>
          <table:covered-table-cell/>
          <table:table-cell office:value-type="string">
            <text:p>H5</text:p>
          </table:table-cell>
          <table:table-cell office:value-type="string">
            <text:p>BL DEMOD</text:p>
          </table:table-cell>
          <table:table-cell office:value-type="float" office:value="35">
            <text:p>35</text:p>
          </table:table-cell>
        </table:table-row>
        <table:table-row table:style-name="ro2">
          <table:covered-table-cell/>
          <table:table-cell office:value-type="string">
            <text:p>G1</text:p>
          </table:table-cell>
          <table:table-cell office:value-type="string">
            <text:p>DETECT CH BCE +</text:p>
          </table:table-cell>
          <table:table-cell office:value-type="float" office:value="58">
            <text:p>58</text:p>
          </table:table-cell>
          <table:table-cell/>
          <table:covered-table-cell/>
          <table:table-cell office:value-type="string">
            <text:p>H3</text:p>
          </table:table-cell>
          <table:table-cell office:value-type="string">
            <text:p>DEMOD CH + </text:p>
          </table:table-cell>
          <table:table-cell office:value-type="float" office:value="36">
            <text:p>36</text:p>
          </table:table-cell>
        </table:table-row>
        <table:table-row table:style-name="ro2">
          <table:covered-table-cell/>
          <table:table-cell office:value-type="string">
            <text:p>G2</text:p>
          </table:table-cell>
          <table:table-cell office:value-type="string">
            <text:p>DETECT CH BCE -</text:p>
          </table:table-cell>
          <table:table-cell office:value-type="float" office:value="59">
            <text:p>59</text:p>
          </table:table-cell>
          <table:table-cell/>
          <table:covered-table-cell/>
          <table:table-cell office:value-type="string">
            <text:p>H4</text:p>
          </table:table-cell>
          <table:table-cell office:value-type="string">
            <text:p>DEMOD CH-</text:p>
          </table:table-cell>
          <table:table-cell office:value-type="float" office:value="37">
            <text:p>37</text:p>
          </table:table-cell>
        </table:table-row>
        <table:table-row table:style-name="ro2">
          <table:covered-table-cell/>
          <table:table-cell office:value-type="string">
            <text:p>H1</text:p>
          </table:table-cell>
          <table:table-cell office:value-type="string">
            <text:p>MOD CH +</text:p>
          </table:table-cell>
          <table:table-cell office:value-type="float" office:value="60">
            <text:p>60</text:p>
          </table:table-cell>
          <table:table-cell/>
          <table:covered-table-cell/>
          <table:table-cell table:style-name="ce21" office:value-type="string">
            <text:p>L4</text:p>
          </table:table-cell>
          <table:table-cell table:style-name="ce21" office:value-type="string">
            <text:p>CAPT CH2 MES</text:p>
          </table:table-cell>
          <table:table-cell office:value-type="float" office:value="38">
            <text:p>38</text:p>
          </table:table-cell>
        </table:table-row>
        <table:table-row table:style-name="ro2">
          <table:covered-table-cell/>
          <table:table-cell office:value-type="string">
            <text:p>H2</text:p>
          </table:table-cell>
          <table:table-cell office:value-type="string">
            <text:p>MOD CH -</text:p>
          </table:table-cell>
          <table:table-cell office:value-type="float" office:value="61">
            <text:p>61</text:p>
          </table:table-cell>
          <table:table-cell/>
          <table:covered-table-cell/>
          <table:table-cell table:style-name="ce21" office:value-type="string">
            <text:p>L2</text:p>
          </table:table-cell>
          <table:table-cell table:style-name="ce21" office:value-type="string">
            <text:p>CAPT CH2 <text:s/>-</text:p>
          </table:table-cell>
          <table:table-cell office:value-type="float" office:value="39">
            <text:p>39</text:p>
          </table:table-cell>
        </table:table-row>
        <table:table-row table:style-name="ro2">
          <table:covered-table-cell/>
          <table:table-cell office:value-type="string">
            <text:p>H3</text:p>
          </table:table-cell>
          <table:table-cell office:value-type="string">
            <text:p>DEMOD CH + </text:p>
          </table:table-cell>
          <table:table-cell office:value-type="float" office:value="36">
            <text:p>36</text:p>
          </table:table-cell>
          <table:table-cell/>
          <table:covered-table-cell/>
          <table:table-cell table:style-name="ce21" office:value-type="string">
            <text:p>L1</text:p>
          </table:table-cell>
          <table:table-cell table:style-name="ce21" office:value-type="string">
            <text:p>CAPT CH2 +</text:p>
          </table:table-cell>
          <table:table-cell office:value-type="float" office:value="40">
            <text:p>40</text:p>
          </table:table-cell>
        </table:table-row>
        <table:table-row table:style-name="ro2">
          <table:covered-table-cell/>
          <table:table-cell office:value-type="string">
            <text:p>H4</text:p>
          </table:table-cell>
          <table:table-cell office:value-type="string">
            <text:p>DEMOD CH-</text:p>
          </table:table-cell>
          <table:table-cell office:value-type="float" office:value="37">
            <text:p>37</text:p>
          </table:table-cell>
          <table:table-cell/>
          <table:covered-table-cell/>
          <table:table-cell table:style-name="ce21" office:value-type="string">
            <text:p>K5</text:p>
          </table:table-cell>
          <table:table-cell table:style-name="ce21" office:value-type="string">
            <text:p>CAPT CH1 BL</text:p>
          </table:table-cell>
          <table:table-cell office:value-type="float" office:value="41">
            <text:p>41</text:p>
          </table:table-cell>
        </table:table-row>
        <table:table-row table:style-name="ro2">
          <table:covered-table-cell/>
          <table:table-cell office:value-type="string">
            <text:p>H5</text:p>
          </table:table-cell>
          <table:table-cell office:value-type="string">
            <text:p>BL DEMOD</text:p>
          </table:table-cell>
          <table:table-cell office:value-type="float" office:value="35">
            <text:p>35</text:p>
          </table:table-cell>
          <table:table-cell/>
          <table:covered-table-cell/>
          <table:table-cell table:style-name="ce21" office:value-type="string">
            <text:p>L5</text:p>
          </table:table-cell>
          <table:table-cell table:style-name="ce21" office:value-type="string">
            <text:p>CAPT CH2 BL</text:p>
          </table:table-cell>
          <table:table-cell office:value-type="float" office:value="41">
            <text:p>41</text:p>
          </table:table-cell>
        </table:table-row>
        <table:table-row table:style-name="ro2">
          <table:covered-table-cell/>
          <table:table-cell office:value-type="string">
            <text:p>I1</text:p>
          </table:table-cell>
          <table:table-cell office:value-type="string">
            <text:p>CAPT POS ALIM + P</text:p>
          </table:table-cell>
          <table:table-cell office:value-type="float" office:value="33">
            <text:p>33</text:p>
          </table:table-cell>
          <table:table-cell/>
          <table:covered-table-cell/>
          <table:table-cell table:style-name="ce21" office:value-type="string">
            <text:p>K1</text:p>
          </table:table-cell>
          <table:table-cell table:style-name="ce21" office:value-type="string">
            <text:p>CAPT CH1 +</text:p>
          </table:table-cell>
          <table:table-cell office:value-type="float" office:value="42">
            <text:p>42</text:p>
          </table:table-cell>
        </table:table-row>
        <table:table-row table:style-name="ro2">
          <table:covered-table-cell/>
          <table:table-cell office:value-type="string">
            <text:p>I2</text:p>
          </table:table-cell>
          <table:table-cell office:value-type="string">
            <text:p>CAPT POS ALIM - P</text:p>
          </table:table-cell>
          <table:table-cell office:value-type="float" office:value="34">
            <text:p>34</text:p>
          </table:table-cell>
          <table:table-cell/>
          <table:covered-table-cell/>
          <table:table-cell table:style-name="ce21" office:value-type="string">
            <text:p>K2</text:p>
          </table:table-cell>
          <table:table-cell table:style-name="ce21" office:value-type="string">
            <text:p>CAPT CH1 -</text:p>
          </table:table-cell>
          <table:table-cell office:value-type="float" office:value="43">
            <text:p>43</text:p>
          </table:table-cell>
        </table:table-row>
        <table:table-row table:style-name="ro2">
          <table:covered-table-cell/>
          <table:table-cell office:value-type="string">
            <text:p>I3</text:p>
          </table:table-cell>
          <table:table-cell office:value-type="string">
            <text:p>CAPT POS 1 P</text:p>
          </table:table-cell>
          <table:table-cell office:value-type="float" office:value="30">
            <text:p>30</text:p>
          </table:table-cell>
          <table:table-cell/>
          <table:covered-table-cell/>
          <table:table-cell table:style-name="ce21" office:value-type="string">
            <text:p>K3</text:p>
          </table:table-cell>
          <table:table-cell table:style-name="ce21" office:value-type="string">
            <text:p>CAPT CH1 MES</text:p>
          </table:table-cell>
          <table:table-cell office:value-type="float" office:value="44">
            <text:p>44</text:p>
          </table:table-cell>
        </table:table-row>
        <table:table-row table:style-name="ro2">
          <table:covered-table-cell/>
          <table:table-cell office:value-type="string">
            <text:p>I4</text:p>
          </table:table-cell>
          <table:table-cell office:value-type="string">
            <text:p>CAPT POS 2 P</text:p>
          </table:table-cell>
          <table:table-cell office:value-type="float" office:value="31">
            <text:p>31</text:p>
          </table:table-cell>
          <table:table-cell/>
          <table:covered-table-cell/>
          <table:table-cell office:value-type="string">
            <text:p>B1</text:p>
          </table:table-cell>
          <table:table-cell office:value-type="string">
            <text:p>PC1 + </text:p>
          </table:table-cell>
          <table:table-cell office:value-type="float" office:value="45">
            <text:p>45</text:p>
          </table:table-cell>
        </table:table-row>
        <table:table-row table:style-name="ro2">
          <table:covered-table-cell/>
          <table:table-cell office:value-type="string">
            <text:p>I5</text:p>
          </table:table-cell>
          <table:table-cell office:value-type="string">
            <text:p>CAPT POS BL P</text:p>
          </table:table-cell>
          <table:table-cell office:value-type="float" office:value="32">
            <text:p>32</text:p>
          </table:table-cell>
          <table:table-cell/>
          <table:covered-table-cell/>
          <table:table-cell office:value-type="string">
            <text:p>B2</text:p>
          </table:table-cell>
          <table:table-cell office:value-type="string">
            <text:p>PC1 -</text:p>
          </table:table-cell>
          <table:table-cell office:value-type="float" office:value="46">
            <text:p>46</text:p>
          </table:table-cell>
        </table:table-row>
        <table:table-row table:style-name="ro2">
          <table:covered-table-cell/>
          <table:table-cell table:style-name="ce21" office:value-type="string">
            <text:p>K1</text:p>
          </table:table-cell>
          <table:table-cell table:style-name="ce21" office:value-type="string">
            <text:p>CAPT CH1 +</text:p>
          </table:table-cell>
          <table:table-cell office:value-type="float" office:value="42">
            <text:p>42</text:p>
          </table:table-cell>
          <table:table-cell/>
          <table:covered-table-cell/>
          <table:table-cell office:value-type="string">
            <text:p>B3</text:p>
          </table:table-cell>
          <table:table-cell office:value-type="string">
            <text:p>Bl PC1</text:p>
          </table:table-cell>
          <table:table-cell office:value-type="float" office:value="47">
            <text:p>47</text:p>
          </table:table-cell>
        </table:table-row>
        <table:table-row table:style-name="ro2">
          <table:covered-table-cell/>
          <table:table-cell table:style-name="ce21" office:value-type="string">
            <text:p>K2</text:p>
          </table:table-cell>
          <table:table-cell table:style-name="ce21" office:value-type="string">
            <text:p>CAPT CH1 -</text:p>
          </table:table-cell>
          <table:table-cell office:value-type="float" office:value="43">
            <text:p>43</text:p>
          </table:table-cell>
          <table:table-cell/>
          <table:covered-table-cell/>
          <table:table-cell office:value-type="string">
            <text:p>G1</text:p>
          </table:table-cell>
          <table:table-cell office:value-type="string">
            <text:p>DETECT CH BCE +</text:p>
          </table:table-cell>
          <table:table-cell office:value-type="float" office:value="58">
            <text:p>58</text:p>
          </table:table-cell>
        </table:table-row>
        <table:table-row table:style-name="ro2">
          <table:covered-table-cell/>
          <table:table-cell table:style-name="ce21" office:value-type="string">
            <text:p>K3</text:p>
          </table:table-cell>
          <table:table-cell table:style-name="ce21" office:value-type="string">
            <text:p>CAPT CH1 MES</text:p>
          </table:table-cell>
          <table:table-cell office:value-type="float" office:value="44">
            <text:p>44</text:p>
          </table:table-cell>
          <table:table-cell/>
          <table:covered-table-cell/>
          <table:table-cell office:value-type="string">
            <text:p>G2</text:p>
          </table:table-cell>
          <table:table-cell office:value-type="string">
            <text:p>DETECT CH BCE -</text:p>
          </table:table-cell>
          <table:table-cell office:value-type="float" office:value="59">
            <text:p>59</text:p>
          </table:table-cell>
        </table:table-row>
        <table:table-row table:style-name="ro2">
          <table:covered-table-cell/>
          <table:table-cell table:style-name="ce21" office:value-type="string">
            <text:p>K5</text:p>
          </table:table-cell>
          <table:table-cell table:style-name="ce21" office:value-type="string">
            <text:p>CAPT CH1 BL</text:p>
          </table:table-cell>
          <table:table-cell office:value-type="float" office:value="41">
            <text:p>41</text:p>
          </table:table-cell>
          <table:table-cell/>
          <table:covered-table-cell/>
          <table:table-cell office:value-type="string">
            <text:p>H1</text:p>
          </table:table-cell>
          <table:table-cell office:value-type="string">
            <text:p>MOD CH +</text:p>
          </table:table-cell>
          <table:table-cell office:value-type="float" office:value="60">
            <text:p>60</text:p>
          </table:table-cell>
        </table:table-row>
        <table:table-row table:style-name="ro2">
          <table:covered-table-cell/>
          <table:table-cell table:style-name="ce21" office:value-type="string">
            <text:p>L1</text:p>
          </table:table-cell>
          <table:table-cell table:style-name="ce21" office:value-type="string">
            <text:p>CAPT CH2 +</text:p>
          </table:table-cell>
          <table:table-cell office:value-type="float" office:value="40">
            <text:p>40</text:p>
          </table:table-cell>
          <table:table-cell/>
          <table:covered-table-cell/>
          <table:table-cell office:value-type="string">
            <text:p>H2</text:p>
          </table:table-cell>
          <table:table-cell office:value-type="string">
            <text:p>MOD CH -</text:p>
          </table:table-cell>
          <table:table-cell office:value-type="float" office:value="61">
            <text:p>61</text:p>
          </table:table-cell>
        </table:table-row>
        <table:table-row table:style-name="ro2">
          <table:covered-table-cell/>
          <table:table-cell table:style-name="ce21" office:value-type="string">
            <text:p>L2</text:p>
          </table:table-cell>
          <table:table-cell table:style-name="ce21" office:value-type="string">
            <text:p>CAPT CH2 <text:s/>-</text:p>
          </table:table-cell>
          <table:table-cell office:value-type="float" office:value="39">
            <text:p>39</text:p>
          </table:table-cell>
          <table:table-cell/>
          <table:covered-table-cell/>
          <table:table-cell office:value-type="string">
            <text:p>F1</text:p>
          </table:table-cell>
          <table:table-cell office:value-type="string">
            <text:p>CONS PORT +</text:p>
          </table:table-cell>
          <table:table-cell office:value-type="float" office:value="62">
            <text:p>62</text:p>
          </table:table-cell>
        </table:table-row>
        <table:table-row table:style-name="ro2">
          <table:covered-table-cell/>
          <table:table-cell table:style-name="ce21" office:value-type="string">
            <text:p>L4</text:p>
          </table:table-cell>
          <table:table-cell table:style-name="ce21" office:value-type="string">
            <text:p>CAPT CH2 MES</text:p>
          </table:table-cell>
          <table:table-cell office:value-type="float" office:value="38">
            <text:p>38</text:p>
          </table:table-cell>
          <table:table-cell/>
          <table:covered-table-cell/>
          <table:table-cell office:value-type="string">
            <text:p>F2</text:p>
          </table:table-cell>
          <table:table-cell office:value-type="string">
            <text:p>CONS PORT <text:s/>-</text:p>
          </table:table-cell>
          <table:table-cell office:value-type="float" office:value="63">
            <text:p>63</text:p>
          </table:table-cell>
        </table:table-row>
        <table:table-row table:style-name="ro2">
          <table:covered-table-cell/>
          <table:table-cell table:style-name="ce22" office:value-type="string">
            <text:p>L5</text:p>
          </table:table-cell>
          <table:table-cell table:style-name="ce22" office:value-type="string">
            <text:p>CAPT CH2 BL</text:p>
          </table:table-cell>
          <table:table-cell table:style-name="ce32" office:value-type="float" office:value="41">
            <text:p>41</text:p>
          </table:table-cell>
          <table:table-cell/>
          <table:covered-table-cell/>
          <table:table-cell table:style-name="ce19" office:value-type="string">
            <text:p>F5</text:p>
          </table:table-cell>
          <table:table-cell table:style-name="ce19" office:value-type="string">
            <text:p>BL CONS PORT</text:p>
          </table:table-cell>
          <table:table-cell table:style-name="ce32" office:value-type="float" office:value="64">
            <text:p>64</text:p>
          </table:table-cell>
        </table:table-row>
        <table:table-row table:style-name="ro2">
          <table:table-cell table:style-name="ce13" office:value-type="string" table:number-columns-spanned="1" table:number-rows-spanned="17">
            <text:p>E C 4</text:p>
          </table:table-cell>
          <table:table-cell table:style-name="ce23" office:value-type="string">
            <text:p>A1</text:p>
          </table:table-cell>
          <table:table-cell table:style-name="ce27" office:value-type="string">
            <text:p>ALIM PGO +</text:p>
          </table:table-cell>
          <table:table-cell table:style-name="ce34" office:value-type="float" office:value="11">
            <text:p>11</text:p>
          </table:table-cell>
          <table:table-cell/>
          <table:table-cell table:style-name="ce38" office:value-type="string" table:number-columns-spanned="1" table:number-rows-spanned="17">
            <text:p>E C 4</text:p>
          </table:table-cell>
          <table:table-cell table:style-name="ce41" office:value-type="string">
            <text:p>E1</text:p>
          </table:table-cell>
          <table:table-cell table:style-name="ce27" office:value-type="string">
            <text:p>72V</text:p>
          </table:table-cell>
          <table:table-cell table:style-name="ce34" office:value-type="float" office:value="1">
            <text:p>1</text:p>
          </table:table-cell>
        </table:table-row>
        <table:table-row table:style-name="ro2">
          <table:covered-table-cell table:style-name="ce14"/>
          <table:table-cell table:style-name="ce24" office:value-type="string">
            <text:p>A2</text:p>
          </table:table-cell>
          <table:table-cell table:style-name="ce28" office:value-type="string">
            <text:p>SIGNAL PGO</text:p>
          </table:table-cell>
          <table:table-cell table:style-name="ce35" office:value-type="float" office:value="12">
            <text:p>12</text:p>
          </table:table-cell>
          <table:table-cell/>
          <table:covered-table-cell table:style-name="ce39"/>
          <table:table-cell table:style-name="ce42" office:value-type="string">
            <text:p>E2</text:p>
          </table:table-cell>
          <table:table-cell table:style-name="ce28" office:value-type="string">
            <text:p>GND</text:p>
          </table:table-cell>
          <table:table-cell table:style-name="ce35" office:value-type="float" office:value="2">
            <text:p>2</text:p>
          </table:table-cell>
        </table:table-row>
        <table:table-row table:style-name="ro2">
          <table:covered-table-cell table:style-name="ce14"/>
          <table:table-cell table:style-name="ce24" office:value-type="string">
            <text:p>A3</text:p>
          </table:table-cell>
          <table:table-cell table:style-name="ce28" office:value-type="string">
            <text:p>ALIM PGO -</text:p>
          </table:table-cell>
          <table:table-cell table:style-name="ce35" office:value-type="float" office:value="13">
            <text:p>13</text:p>
          </table:table-cell>
          <table:table-cell/>
          <table:covered-table-cell table:style-name="ce39"/>
          <table:table-cell table:style-name="ce42" office:value-type="string">
            <text:p>F2</text:p>
          </table:table-cell>
          <table:table-cell table:style-name="ce28" office:value-type="string">
            <text:p>PH1</text:p>
          </table:table-cell>
          <table:table-cell table:style-name="ce35" office:value-type="float" office:value="3">
            <text:p>3</text:p>
          </table:table-cell>
        </table:table-row>
        <table:table-row table:style-name="ro2">
          <table:covered-table-cell table:style-name="ce14"/>
          <table:table-cell table:style-name="ce24" office:value-type="string">
            <text:p>A4</text:p>
          </table:table-cell>
          <table:table-cell table:style-name="ce28" office:value-type="string">
            <text:p>BL PGO</text:p>
          </table:table-cell>
          <table:table-cell table:style-name="ce35" office:value-type="float" office:value="14">
            <text:p>14</text:p>
          </table:table-cell>
          <table:table-cell/>
          <table:covered-table-cell table:style-name="ce39"/>
          <table:table-cell table:style-name="ce42" office:value-type="string">
            <text:p>G2</text:p>
          </table:table-cell>
          <table:table-cell table:style-name="ce28" office:value-type="string">
            <text:p>PH2</text:p>
          </table:table-cell>
          <table:table-cell table:style-name="ce35" office:value-type="float" office:value="4">
            <text:p>4</text:p>
          </table:table-cell>
        </table:table-row>
        <table:table-row table:style-name="ro2">
          <table:covered-table-cell table:style-name="ce14"/>
          <table:table-cell table:style-name="ce24" office:value-type="string">
            <text:p>B1</text:p>
          </table:table-cell>
          <table:table-cell table:style-name="ce28" office:value-type="string">
            <text:p>NIVEAU</text:p>
          </table:table-cell>
          <table:table-cell table:style-name="ce35" office:value-type="float" office:value="8">
            <text:p>8</text:p>
          </table:table-cell>
          <table:table-cell/>
          <table:covered-table-cell table:style-name="ce39"/>
          <table:table-cell table:style-name="ce42" office:value-type="string">
            <text:p>H2</text:p>
          </table:table-cell>
          <table:table-cell table:style-name="ce28" office:value-type="string">
            <text:p>PH3</text:p>
          </table:table-cell>
          <table:table-cell table:style-name="ce35" office:value-type="float" office:value="5">
            <text:p>5</text:p>
          </table:table-cell>
        </table:table-row>
        <table:table-row table:style-name="ro2">
          <table:covered-table-cell table:style-name="ce14"/>
          <table:table-cell table:style-name="ce24" office:value-type="string">
            <text:p>B2</text:p>
          </table:table-cell>
          <table:table-cell table:style-name="ce28" office:value-type="string">
            <text:p>ALIM CAPT </text:p>
          </table:table-cell>
          <table:table-cell table:style-name="ce35" office:value-type="float" office:value="10">
            <text:p>10</text:p>
          </table:table-cell>
          <table:table-cell/>
          <table:covered-table-cell table:style-name="ce39"/>
          <table:table-cell table:style-name="ce42" office:value-type="string">
            <text:p>C1</text:p>
          </table:table-cell>
          <table:table-cell table:style-name="ce28" office:value-type="string">
            <text:p>DEF FREIN</text:p>
          </table:table-cell>
          <table:table-cell table:style-name="ce35" office:value-type="float" office:value="6">
            <text:p>6</text:p>
          </table:table-cell>
        </table:table-row>
        <table:table-row table:style-name="ro2">
          <table:covered-table-cell table:style-name="ce14"/>
          <table:table-cell table:style-name="ce24" office:value-type="string">
            <text:p>B4</text:p>
          </table:table-cell>
          <table:table-cell table:style-name="ce28" office:value-type="string">
            <text:p>TEMP</text:p>
          </table:table-cell>
          <table:table-cell table:style-name="ce35" office:value-type="float" office:value="9">
            <text:p>9</text:p>
          </table:table-cell>
          <table:table-cell/>
          <table:covered-table-cell table:style-name="ce39"/>
          <table:table-cell table:style-name="ce42" office:value-type="string">
            <text:p>C2</text:p>
          </table:table-cell>
          <table:table-cell table:style-name="ce28" office:value-type="string">
            <text:p>DEF FREIN</text:p>
          </table:table-cell>
          <table:table-cell table:style-name="ce35" office:value-type="float" office:value="7">
            <text:p>7</text:p>
          </table:table-cell>
        </table:table-row>
        <table:table-row table:style-name="ro2">
          <table:covered-table-cell table:style-name="ce14"/>
          <table:table-cell table:style-name="ce24" office:value-type="string">
            <text:p>C1</text:p>
          </table:table-cell>
          <table:table-cell table:style-name="ce28" office:value-type="string">
            <text:p>DEF FREIN</text:p>
          </table:table-cell>
          <table:table-cell table:style-name="ce35" office:value-type="float" office:value="6">
            <text:p>6</text:p>
          </table:table-cell>
          <table:table-cell/>
          <table:covered-table-cell table:style-name="ce39"/>
          <table:table-cell table:style-name="ce42" office:value-type="string">
            <text:p>B1</text:p>
          </table:table-cell>
          <table:table-cell table:style-name="ce28" office:value-type="string">
            <text:p>NIVEAU</text:p>
          </table:table-cell>
          <table:table-cell table:style-name="ce35" office:value-type="float" office:value="8">
            <text:p>8</text:p>
          </table:table-cell>
        </table:table-row>
        <table:table-row table:style-name="ro2">
          <table:covered-table-cell table:style-name="ce14"/>
          <table:table-cell table:style-name="ce24" office:value-type="string">
            <text:p>C2</text:p>
          </table:table-cell>
          <table:table-cell table:style-name="ce28" office:value-type="string">
            <text:p>DEF FREIN</text:p>
          </table:table-cell>
          <table:table-cell table:style-name="ce35" office:value-type="float" office:value="7">
            <text:p>7</text:p>
          </table:table-cell>
          <table:table-cell/>
          <table:covered-table-cell table:style-name="ce39"/>
          <table:table-cell table:style-name="ce42" office:value-type="string">
            <text:p>B4</text:p>
          </table:table-cell>
          <table:table-cell table:style-name="ce28" office:value-type="string">
            <text:p>TEMP</text:p>
          </table:table-cell>
          <table:table-cell table:style-name="ce35" office:value-type="float" office:value="9">
            <text:p>9</text:p>
          </table:table-cell>
        </table:table-row>
        <table:table-row table:style-name="ro2">
          <table:covered-table-cell table:style-name="ce14"/>
          <table:table-cell table:style-name="ce24" office:value-type="string">
            <text:p>C3</text:p>
          </table:table-cell>
          <table:table-cell table:style-name="ce28" office:value-type="string">
            <text:p>BL SV</text:p>
          </table:table-cell>
          <table:table-cell table:style-name="ce35" office:value-type="float" office:value="17">
            <text:p>17</text:p>
          </table:table-cell>
          <table:table-cell/>
          <table:covered-table-cell table:style-name="ce39"/>
          <table:table-cell table:style-name="ce42" office:value-type="string">
            <text:p>B2</text:p>
          </table:table-cell>
          <table:table-cell table:style-name="ce28" office:value-type="string">
            <text:p>ALIM CAPT </text:p>
          </table:table-cell>
          <table:table-cell table:style-name="ce35" office:value-type="float" office:value="10">
            <text:p>10</text:p>
          </table:table-cell>
        </table:table-row>
        <table:table-row table:style-name="ro2">
          <table:covered-table-cell table:style-name="ce14"/>
          <table:table-cell table:style-name="ce24" office:value-type="string">
            <text:p>C4</text:p>
          </table:table-cell>
          <table:table-cell table:style-name="ce28" office:value-type="string">
            <text:p>SV </text:p>
          </table:table-cell>
          <table:table-cell table:style-name="ce35" office:value-type="float" office:value="16">
            <text:p>16</text:p>
          </table:table-cell>
          <table:table-cell/>
          <table:covered-table-cell table:style-name="ce39"/>
          <table:table-cell table:style-name="ce42" office:value-type="string">
            <text:p>A1</text:p>
          </table:table-cell>
          <table:table-cell table:style-name="ce28" office:value-type="string">
            <text:p>ALIM PGO +</text:p>
          </table:table-cell>
          <table:table-cell table:style-name="ce35" office:value-type="float" office:value="11">
            <text:p>11</text:p>
          </table:table-cell>
        </table:table-row>
        <table:table-row table:style-name="ro2">
          <table:covered-table-cell table:style-name="ce14"/>
          <table:table-cell table:style-name="ce24" office:value-type="string">
            <text:p>C5</text:p>
          </table:table-cell>
          <table:table-cell table:style-name="ce28" office:value-type="string">
            <text:p>ALIM SV</text:p>
          </table:table-cell>
          <table:table-cell table:style-name="ce35" office:value-type="float" office:value="15">
            <text:p>15</text:p>
          </table:table-cell>
          <table:table-cell/>
          <table:covered-table-cell table:style-name="ce39"/>
          <table:table-cell table:style-name="ce42" office:value-type="string">
            <text:p>A2</text:p>
          </table:table-cell>
          <table:table-cell table:style-name="ce28" office:value-type="string">
            <text:p>SIGNAL PGO</text:p>
          </table:table-cell>
          <table:table-cell table:style-name="ce35" office:value-type="float" office:value="12">
            <text:p>12</text:p>
          </table:table-cell>
        </table:table-row>
        <table:table-row table:style-name="ro2">
          <table:covered-table-cell table:style-name="ce14"/>
          <table:table-cell table:style-name="ce24" office:value-type="string">
            <text:p>E1</text:p>
          </table:table-cell>
          <table:table-cell table:style-name="ce28" office:value-type="string">
            <text:p>72V</text:p>
          </table:table-cell>
          <table:table-cell table:style-name="ce35" office:value-type="float" office:value="1">
            <text:p>1</text:p>
          </table:table-cell>
          <table:table-cell/>
          <table:covered-table-cell table:style-name="ce39"/>
          <table:table-cell table:style-name="ce42" office:value-type="string">
            <text:p>A3</text:p>
          </table:table-cell>
          <table:table-cell table:style-name="ce28" office:value-type="string">
            <text:p>ALIM PGO -</text:p>
          </table:table-cell>
          <table:table-cell table:style-name="ce35" office:value-type="float" office:value="13">
            <text:p>13</text:p>
          </table:table-cell>
        </table:table-row>
        <table:table-row table:style-name="ro2">
          <table:covered-table-cell table:style-name="ce14"/>
          <table:table-cell table:style-name="ce24" office:value-type="string">
            <text:p>E2</text:p>
          </table:table-cell>
          <table:table-cell table:style-name="ce28" office:value-type="string">
            <text:p>GND</text:p>
          </table:table-cell>
          <table:table-cell table:style-name="ce35" office:value-type="float" office:value="2">
            <text:p>2</text:p>
          </table:table-cell>
          <table:table-cell/>
          <table:covered-table-cell table:style-name="ce39"/>
          <table:table-cell table:style-name="ce42" office:value-type="string">
            <text:p>A4</text:p>
          </table:table-cell>
          <table:table-cell table:style-name="ce28" office:value-type="string">
            <text:p>BL PGO</text:p>
          </table:table-cell>
          <table:table-cell table:style-name="ce35" office:value-type="float" office:value="14">
            <text:p>14</text:p>
          </table:table-cell>
        </table:table-row>
        <table:table-row table:style-name="ro2">
          <table:covered-table-cell table:style-name="ce14"/>
          <table:table-cell table:style-name="ce24" office:value-type="string">
            <text:p>F2</text:p>
          </table:table-cell>
          <table:table-cell table:style-name="ce28" office:value-type="string">
            <text:p>PH1</text:p>
          </table:table-cell>
          <table:table-cell table:style-name="ce35" office:value-type="float" office:value="3">
            <text:p>3</text:p>
          </table:table-cell>
          <table:table-cell/>
          <table:covered-table-cell table:style-name="ce39"/>
          <table:table-cell table:style-name="ce42" office:value-type="string">
            <text:p>C5</text:p>
          </table:table-cell>
          <table:table-cell table:style-name="ce28" office:value-type="string">
            <text:p>ALIM SV</text:p>
          </table:table-cell>
          <table:table-cell table:style-name="ce35" office:value-type="float" office:value="15">
            <text:p>15</text:p>
          </table:table-cell>
        </table:table-row>
        <table:table-row table:style-name="ro2">
          <table:covered-table-cell table:style-name="ce14"/>
          <table:table-cell table:style-name="ce25" office:value-type="string">
            <text:p>G2</text:p>
          </table:table-cell>
          <table:table-cell table:style-name="ce28" office:value-type="string">
            <text:p>PH2</text:p>
          </table:table-cell>
          <table:table-cell table:style-name="ce36" office:value-type="float" office:value="4">
            <text:p>4</text:p>
          </table:table-cell>
          <table:table-cell/>
          <table:covered-table-cell table:style-name="ce39"/>
          <table:table-cell table:style-name="ce42" office:value-type="string">
            <text:p>C4</text:p>
          </table:table-cell>
          <table:table-cell table:style-name="ce28" office:value-type="string">
            <text:p>SV </text:p>
          </table:table-cell>
          <table:table-cell table:style-name="ce35" office:value-type="float" office:value="16">
            <text:p>16</text:p>
          </table:table-cell>
        </table:table-row>
        <table:table-row table:style-name="ro2">
          <table:covered-table-cell table:style-name="ce15"/>
          <table:table-cell table:style-name="ce26" office:value-type="string">
            <text:p>H2</text:p>
          </table:table-cell>
          <table:table-cell table:style-name="ce28" office:value-type="string">
            <text:p>PH3</text:p>
          </table:table-cell>
          <table:table-cell table:style-name="ce37" office:value-type="float" office:value="5">
            <text:p>5</text:p>
          </table:table-cell>
          <table:table-cell/>
          <table:covered-table-cell table:style-name="ce40"/>
          <table:table-cell table:style-name="ce43" office:value-type="string">
            <text:p>C3</text:p>
          </table:table-cell>
          <table:table-cell table:style-name="ce44" office:value-type="string">
            <text:p>BL SV</text:p>
          </table:table-cell>
          <table:table-cell table:style-name="ce37" office:value-type="float" office:value="17">
            <text:p>17</text:p>
          </table:table-cell>
        </table:table-row>
      </table:table>
      <table:table table:name="EC1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45" office:value-type="string">
            <text:p>TYPE</text:p>
          </table:table-cell>
          <table:table-cell table:style-name="ce45" office:value-type="string">
            <text:p>BROCHE</text:p>
          </table:table-cell>
          <table:table-cell office:value-type="string">
            <text:p>connecteur porteur moteur</text:p>
          </table:table-cell>
        </table:table-row>
        <table:table-row table:style-name="ro2">
          <table:table-cell office:value-type="string">
            <text:p>72V</text:p>
          </table:table-cell>
          <table:table-cell office:value-type="string">
            <text:p>A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GND</text:p>
          </table:table-cell>
          <table:table-cell office:value-type="string">
            <text:p>A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oucle de secu</text:p>
          </table:table-cell>
          <table:table-cell office:value-type="string">
            <text:p>A1, A2</text:p>
          </table:table-cell>
          <table:table-cell/>
        </table:table-row>
        <table:table-row table:style-name="ro2">
          <table:table-cell office:value-type="string">
            <text:p>defaut capteur de charge(contact sec)</text:p>
          </table:table-cell>
          <table:table-cell office:value-type="string">
            <text:p>E1,E2</text:p>
          </table:table-cell>
          <table:table-cell/>
        </table:table-row>
        <table:table-row table:style-name="ro2">
          <table:table-cell office:value-type="string">
            <text:p>consigne bogie moteur </text:p>
          </table:table-cell>
          <table:table-cell office:value-type="string">
            <text:p>F1,F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consigne essieu porteur</text:p>
          </table:table-cell>
          <table:table-cell office:value-type="string">
            <text:p>F1,F2</text:p>
          </table:table-cell>
          <table:table-cell/>
        </table:table-row>
        <table:table-row table:style-name="ro2">
          <table:table-cell office:value-type="string">
            <text:p>frein isolé moteur (contact sec)</text:p>
          </table:table-cell>
          <table:table-cell office:value-type="string">
            <text:p>C4,C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frein isolé porteur (contact sec)</text:p>
          </table:table-cell>
          <table:table-cell office:value-type="string">
            <text:p>C4,C5</text:p>
          </table:table-cell>
          <table:table-cell/>
        </table:table-row>
        <table:table-row table:style-name="ro2">
          <table:table-cell office:value-type="string">
            <text:p>frein serré moteur <text:s/>(contact sec)</text:p>
          </table:table-cell>
          <table:table-cell office:value-type="string">
            <text:p>D4,D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frein serré porteur <text:s/>(contact sec)</text:p>
          </table:table-cell>
          <table:table-cell office:value-type="string">
            <text:p>D4,D5</text:p>
          </table:table-cell>
          <table:table-cell/>
        </table:table-row>
        <table:table-row table:style-name="ro2">
          <table:table-cell office:value-type="string">
            <text:p>frein desserré moteur (contact sec)</text:p>
          </table:table-cell>
          <table:table-cell office:value-type="string">
            <text:p>D1,D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frein desserré porteur (contact sec)</text:p>
          </table:table-cell>
          <table:table-cell office:value-type="string">
            <text:p>D1,D2</text:p>
          </table:table-cell>
          <table:table-cell/>
        </table:table-row>
        <table:table-row table:style-name="ro2">
          <table:table-cell office:value-type="string">
            <text:p>discordance moteur (contact sec)</text:p>
          </table:table-cell>
          <table:table-cell office:value-type="string">
            <text:p>C1,C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discordance porteur (contact sec)</text:p>
          </table:table-cell>
          <table:table-cell office:value-type="string">
            <text:p>C1,C2</text:p>
          </table:table-cell>
          <table:table-cell/>
        </table:table-row>
        <table:table-row table:style-name="ro2">
          <table:table-cell office:value-type="string">
            <text:p>capteur position Frein1 desserré moteur </text:p>
          </table:table-cell>
          <table:table-cell office:value-type="string">
            <text:p>I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capteur position Frein2 desserré moteur </text:p>
          </table:table-cell>
          <table:table-cell office:value-type="string">
            <text:p>I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capteur position Frein1 desserré porteur </text:p>
          </table:table-cell>
          <table:table-cell office:value-type="string">
            <text:p>I3</text:p>
          </table:table-cell>
          <table:table-cell/>
        </table:table-row>
        <table:table-row table:style-name="ro2">
          <table:table-cell office:value-type="string">
            <text:p>capteur position Frein2 desserré porteur</text:p>
          </table:table-cell>
          <table:table-cell office:value-type="string">
            <text:p>I4</text:p>
          </table:table-cell>
          <table:table-cell/>
        </table:table-row>
        <table:table-row table:style-name="ro2">
          <table:table-cell office:value-type="string">
            <text:p>Alim + capteur position moteur </text:p>
          </table:table-cell>
          <table:table-cell office:value-type="string">
            <text:p>I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Alim - capteur position moteur </text:p>
          </table:table-cell>
          <table:table-cell office:value-type="string">
            <text:p>I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Alim + capteur position porteur</text:p>
          </table:table-cell>
          <table:table-cell office:value-type="string">
            <text:p>I1</text:p>
          </table:table-cell>
          <table:table-cell/>
        </table:table-row>
        <table:table-row table:style-name="ro2">
          <table:table-cell office:value-type="string">
            <text:p>Alim - capteur position porteur</text:p>
          </table:table-cell>
          <table:table-cell office:value-type="string">
            <text:p>I2</text:p>
          </table:table-cell>
          <table:table-cell/>
        </table:table-row>
        <table:table-row table:style-name="ro2">
          <table:table-cell office:value-type="string">
            <text:p>groupe regulation moteur</text:p>
          </table:table-cell>
          <table:table-cell office:value-type="string">
            <text:p>B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groupe regulation moteur</text:p>
          </table:table-cell>
          <table:table-cell office:value-type="string">
            <text:p>B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groupe regulation porteur</text:p>
          </table:table-cell>
          <table:table-cell office:value-type="string">
            <text:p>B1</text:p>
          </table:table-cell>
          <table:table-cell/>
        </table:table-row>
        <table:table-row table:style-name="ro2">
          <table:table-cell office:value-type="string">
            <text:p>groupe regulation porteur</text:p>
          </table:table-cell>
          <table:table-cell office:value-type="string">
            <text:p>B2</text:p>
          </table:table-cell>
          <table:table-cell/>
        </table:table-row>
        <table:table-row table:style-name="ro2">
          <table:table-cell office:value-type="string">
            <text:p>mesure de charge BCE</text:p>
          </table:table-cell>
          <table:table-cell office:value-type="string">
            <text:p>G1,G2</text:p>
          </table:table-cell>
          <table:table-cell/>
        </table:table-row>
        <table:table-row table:style-name="ro2">
          <table:table-cell office:value-type="string">
            <text:p>transmission charge</text:p>
          </table:table-cell>
          <table:table-cell office:value-type="string">
            <text:p>H1,H2</text:p>
          </table:table-cell>
          <table:table-cell/>
        </table:table-row>
        <table:table-row table:style-name="ro2">
          <table:table-cell office:value-type="string">
            <text:p>Alim + capteur charge 1</text:p>
          </table:table-cell>
          <table:table-cell office:value-type="string">
            <text:p>K1</text:p>
          </table:table-cell>
          <table:table-cell/>
        </table:table-row>
        <table:table-row table:style-name="ro2">
          <table:table-cell office:value-type="string">
            <text:p>Alim - capteur charge 1</text:p>
          </table:table-cell>
          <table:table-cell office:value-type="string">
            <text:p>K2</text:p>
          </table:table-cell>
          <table:table-cell/>
        </table:table-row>
        <table:table-row table:style-name="ro2">
          <table:table-cell office:value-type="string">
            <text:p>Signal + capteur charge 1</text:p>
          </table:table-cell>
          <table:table-cell office:value-type="string">
            <text:p>K3</text:p>
          </table:table-cell>
          <table:table-cell/>
        </table:table-row>
        <table:table-row table:style-name="ro2">
          <table:table-cell office:value-type="string">
            <text:p>Signal - capteur charge 1</text:p>
          </table:table-cell>
          <table:table-cell office:value-type="string">
            <text:p>K4</text:p>
          </table:table-cell>
          <table:table-cell/>
        </table:table-row>
        <table:table-row table:style-name="ro2">
          <table:table-cell office:value-type="string">
            <text:p>Alim + capteur charge 2</text:p>
          </table:table-cell>
          <table:table-cell office:value-type="string">
            <text:p>L1</text:p>
          </table:table-cell>
          <table:table-cell/>
        </table:table-row>
        <table:table-row table:style-name="ro2">
          <table:table-cell office:value-type="string">
            <text:p>Alim - capteur charge 2</text:p>
          </table:table-cell>
          <table:table-cell office:value-type="string">
            <text:p>L2</text:p>
          </table:table-cell>
          <table:table-cell/>
        </table:table-row>
        <table:table-row table:style-name="ro2">
          <table:table-cell office:value-type="string">
            <text:p>Signal + capteur charge 2</text:p>
          </table:table-cell>
          <table:table-cell office:value-type="string">
            <text:p>L3</text:p>
          </table:table-cell>
          <table:table-cell/>
        </table:table-row>
        <table:table-row table:style-name="ro2">
          <table:table-cell office:value-type="string">
            <text:p>Signal - capteur charge 2</text:p>
          </table:table-cell>
          <table:table-cell office:value-type="string">
            <text:p>L4</text:p>
          </table:table-cell>
          <table:table-cell/>
        </table:table-row>
      </table:table>
      <table:table table:name="EC4" table:style-name="ta1" table:print="false">
        <table:table-column table:style-name="co13" table:default-cell-style-name="ce48"/>
        <table:table-column table:style-name="co2" table:default-cell-style-name="ce48"/>
        <table:table-row table:style-name="ro2">
          <table:table-cell table:style-name="ce46" office:value-type="string">
            <text:p>TYPE</text:p>
          </table:table-cell>
          <table:table-cell table:style-name="ce46" office:value-type="string">
            <text:p>BROCHE</text:p>
          </table:table-cell>
        </table:table-row>
        <table:table-row table:style-name="ro2">
          <table:table-cell table:style-name="ce47" office:value-type="string">
            <text:p>72V</text:p>
          </table:table-cell>
          <table:table-cell table:style-name="ce47" office:value-type="string">
            <text:p>E1</text:p>
          </table:table-cell>
        </table:table-row>
        <table:table-row table:style-name="ro2">
          <table:table-cell office:value-type="string">
            <text:p>GND</text:p>
          </table:table-cell>
          <table:table-cell office:value-type="string">
            <text:p>E2</text:p>
          </table:table-cell>
        </table:table-row>
        <table:table-row table:style-name="ro2">
          <table:table-cell office:value-type="string">
            <text:p>phase 1 moteur pompe</text:p>
          </table:table-cell>
          <table:table-cell office:value-type="string">
            <text:p>F1,F2</text:p>
          </table:table-cell>
        </table:table-row>
        <table:table-row table:style-name="ro2">
          <table:table-cell office:value-type="string">
            <text:p>phase 2 moteur pompe</text:p>
          </table:table-cell>
          <table:table-cell office:value-type="string">
            <text:p>G1,G2</text:p>
          </table:table-cell>
        </table:table-row>
        <table:table-row table:style-name="ro2">
          <table:table-cell office:value-type="string">
            <text:p>phase 3 moteur pompe</text:p>
          </table:table-cell>
          <table:table-cell office:value-type="string">
            <text:p>H1,H2</text:p>
          </table:table-cell>
        </table:table-row>
        <table:table-row table:style-name="ro2">
          <table:table-cell office:value-type="string">
            <text:p>alim + capteur pression</text:p>
          </table:table-cell>
          <table:table-cell office:value-type="string">
            <text:p>A1</text:p>
          </table:table-cell>
        </table:table-row>
        <table:table-row table:style-name="ro2">
          <table:table-cell office:value-type="string">
            <text:p>alim - capteur pression</text:p>
          </table:table-cell>
          <table:table-cell office:value-type="string">
            <text:p>A3</text:p>
          </table:table-cell>
        </table:table-row>
        <table:table-row table:style-name="ro2">
          <table:table-cell office:value-type="string">
            <text:p>signal capteur pression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valve SV </text:p>
          </table:table-cell>
          <table:table-cell office:value-type="string">
            <text:p>C4,D4</text:p>
          </table:table-cell>
        </table:table-row>
        <table:table-row table:style-name="ro2">
          <table:table-cell office:value-type="string">
            <text:p>valve SV </text:p>
          </table:table-cell>
          <table:table-cell office:value-type="string">
            <text:p>C5,D5</text:p>
          </table:table-cell>
        </table:table-row>
        <table:table-row table:style-name="ro2">
          <table:table-cell office:value-type="string">
            <text:p>Alim capteur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string">
            <text:p>niveau huile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string">
            <text:p>temperature huile</text:p>
          </table:table-cell>
          <table:table-cell office:value-type="string">
            <text:p>B4</text:p>
          </table:table-cell>
        </table:table-row>
        <table:table-row table:style-name="ro2">
          <table:table-cell table:style-name="ce49" office:value-type="string">
            <text:p>defaut frein (contact sec)</text:p>
          </table:table-cell>
          <table:table-cell table:style-name="ce49" office:value-type="string">
            <text:p>C1,C2</text:p>
          </table:table-cell>
        </table:table-row>
      </table:table>
      <table:table table:name="BancMobil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>
            <text:p>a</text:p>
          </table:table-cell>
          <table:table-cell table:style-name="ce50" office:value-type="string">
            <text:p>signal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plage</text:p>
          </table:table-cell>
          <table:table-cell table:style-name="ce52" office:value-type="string">
            <text:p>nombr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teur +15V</text:p>
          </table:table-cell>
          <table:table-cell office:value-type="string">
            <text:p>alim</text:p>
          </table:table-cell>
          <table:table-cell office:value-type="string">
            <text:p>0-20V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teur -15V</text:p>
          </table:table-cell>
          <table:table-cell office:value-type="string">
            <text:p>alim</text:p>
          </table:table-cell>
          <table:table-cell office:value-type="string">
            <text:p>_-20V-0V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lim 12V capteur position</text:p>
          </table:table-cell>
          <table:table-cell office:value-type="string">
            <text:p>alim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lim EVM moteur</text:p>
          </table:table-cell>
          <table:table-cell office:value-type="string">
            <text:p>alim</text:p>
          </table:table-cell>
          <table:table-cell office:value-type="string">
            <text:p>24-32V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orteur +15V</text:p>
          </table:table-cell>
          <table:table-cell office:value-type="string">
            <text:p>alim</text:p>
          </table:table-cell>
          <table:table-cell office:value-type="string">
            <text:p>0-20V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orteur -15V</text:p>
          </table:table-cell>
          <table:table-cell office:value-type="string">
            <text:p>alim</text:p>
          </table:table-cell>
          <table:table-cell office:value-type="string">
            <text:p>_-20V-0V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lim 12V capteur position porteur</text:p>
          </table:table-cell>
          <table:table-cell office:value-type="string">
            <text:p>alim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lim EVM porteur</text:p>
          </table:table-cell>
          <table:table-cell office:value-type="string">
            <text:p>alim</text:p>
          </table:table-cell>
          <table:table-cell office:value-type="string">
            <text:p>24-32V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urant phase moteur</text:p>
          </table:table-cell>
          <table:table-cell office:value-type="string">
            <text:p>CA</text:p>
          </table:table-cell>
          <table:table-cell office:value-type="string">
            <text:p>0-10A</text:p>
          </table:table-cell>
          <table:table-cell office:value-type="string">
            <text:p>x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nsion phase moteur</text:p>
          </table:table-cell>
          <table:table-cell office:value-type="string">
            <text:p>CA</text:p>
          </table:table-cell>
          <table:table-cell office:value-type="string">
            <text:p>0-150V</text:p>
          </table:table-cell>
          <table:table-cell office:value-type="string">
            <text:p>x3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UDMOD (tension de demodulation) moteur</text:p>
          </table:table-cell>
          <table:table-cell office:value-type="string">
            <text:p>consigne</text:p>
          </table:table-cell>
          <table:table-cell office:value-type="string">
            <text:p>_-5,3-0V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UC consigne courant moteur</text:p>
          </table:table-cell>
          <table:table-cell office:value-type="string">
            <text:p>consigne</text:p>
          </table:table-cell>
          <table:table-cell office:value-type="string">
            <text:p>0-10V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UDMOD (tension de demodulation) porteur</text:p>
          </table:table-cell>
          <table:table-cell office:value-type="string">
            <text:p>consigne</text:p>
          </table:table-cell>
          <table:table-cell office:value-type="string">
            <text:p>_-5,3-0V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UC consigne courant porteur</text:p>
          </table:table-cell>
          <table:table-cell office:value-type="string">
            <text:p>consigne</text:p>
          </table:table-cell>
          <table:table-cell office:value-type="string">
            <text:p>0-10V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RCH réglage charge vers moteur</text:p>
          </table:table-cell>
          <table:table-cell office:value-type="string">
            <text:p>consigne</text:p>
          </table:table-cell>
          <table:table-cell office:value-type="string">
            <text:p>_-1,66-0V</text:p>
          </table:table-cell>
          <table:table-cell office:value-type="string">
            <text:p>non utilisé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CH réglage charge vers porteur</text:p>
          </table:table-cell>
          <table:table-cell office:value-type="string">
            <text:p>consigne</text:p>
          </table:table-cell>
          <table:table-cell office:value-type="string">
            <text:p>_-1,66-0V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urant PGO</text:p>
          </table:table-cell>
          <table:table-cell office:value-type="string">
            <text:p>courant</text:p>
          </table:table-cell>
          <table:table-cell office:value-type="string">
            <text:p>0-30mA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urant SV</text:p>
          </table:table-cell>
          <table:table-cell office:value-type="string">
            <text:p>courant</text:p>
          </table:table-cell>
          <table:table-cell office:value-type="string">
            <text:p>0-30mA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ourant PC</text:p>
          </table:table-cell>
          <table:table-cell office:value-type="string">
            <text:p>courant</text:p>
          </table:table-cell>
          <table:table-cell office:value-type="string">
            <text:p>0-400mA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frequence moteur</text:p>
          </table:table-cell>
          <table:table-cell office:value-type="string">
            <text:p>freq</text:p>
          </table:table-cell>
          <table:table-cell office:value-type="string">
            <text:p>0-100Hz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ession centrale</text:p>
          </table:table-cell>
          <table:table-cell office:value-type="string">
            <text:p>pression</text:p>
          </table:table-cell>
          <table:table-cell office:value-type="string">
            <text:p>0-200bar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C/BCE mesure du signal émis fonction des capteurs de charge</text:p>
          </table:table-cell>
          <table:table-cell office:value-type="string">
            <text:p>PWM</text:p>
          </table:table-cell>
          <table:table-cell office:value-type="string">
            <text:p>0-15V 100Hz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style-name="ce51" office:value-type="string">
            <text:p>simu position 1 moteur serré</text:p>
          </table:table-cell>
          <table:table-cell office:value-type="string">
            <text:p>S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table:style-name="ce51" office:value-type="string">
            <text:p>simu position 2 moteur serré</text:p>
          </table:table-cell>
          <table:table-cell office:value-type="string">
            <text:p>S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style-name="ce51" office:value-type="string">
            <text:p>simu position 1 porteur serré</text:p>
          </table:table-cell>
          <table:table-cell office:value-type="string">
            <text:p>S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style-name="ce51" office:value-type="string">
            <text:p>simu position 1 porteur serré</text:p>
          </table:table-cell>
          <table:table-cell office:value-type="string">
            <text:p>S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ension PGO</text:p>
          </table:table-cell>
          <table:table-cell office:value-type="string">
            <text:p>tension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nsionSV</text:p>
          </table:table-cell>
          <table:table-cell office:value-type="string">
            <text:p>tension</text:p>
          </table:table-cell>
          <table:table-cell office:value-type="string">
            <text:p>0-100V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nsion PC</text:p>
          </table:table-cell>
          <table:table-cell office:value-type="string">
            <text:p>tension</text:p>
          </table:table-cell>
          <table:table-cell office:value-type="string">
            <text:p>0-35V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esure capteur de charge 1</text:p>
          </table:table-cell>
          <table:table-cell office:value-type="string">
            <text:p>tension</text:p>
          </table:table-cell>
          <table:table-cell office:value-type="string">
            <text:p>0-6V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esure capteur de charge 2</text:p>
          </table:table-cell>
          <table:table-cell office:value-type="string">
            <text:p>tension</text:p>
          </table:table-cell>
          <table:table-cell office:value-type="string">
            <text:p>0-6V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MOD Charge</text:p>
          </table:table-cell>
          <table:table-cell office:value-type="string">
            <text:p>tension</text:p>
          </table:table-cell>
          <table:table-cell office:value-type="string">
            <text:p>0-10V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pt position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 office:value-type="string">
            <text:p>x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iveau huile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mperature huile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style-name="ce51" office:value-type="string">
            <text:p>ϕ&gt;M = ϕ&gt;0.85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table:style-name="ce51" office:value-type="string">
            <text:p>ϕ&gt;P = ϕ&gt;0.85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table:style-name="ce51" office:value-type="string">
            <text:p>FU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style-name="ce51" office:value-type="string">
            <text:p>capteur position 1 moteur serré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table:style-name="ce51" office:value-type="string">
            <text:p>capteur position 2 moteur serré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style-name="ce51" office:value-type="string">
            <text:p>capteur position 1 porteur serré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table:style-name="ce51" office:value-type="string">
            <text:p>capteur position 2 porteur serré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table:style-name="ce51" office:value-type="string">
            <text:p>defaut capteur de charge RCH</text:p>
          </table:table-cell>
          <table:table-cell office:value-type="string">
            <text:p>TOR</text:p>
          </table:table-cell>
          <table:table-cell office:value-type="string">
            <text:p>0-15V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esure courant EVM moteur</text:p>
          </table:table-cell>
          <table:table-cell/>
          <table:table-cell office:value-type="string">
            <text:p>0-22V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mesure courant EVM porteur</text:p>
          </table:table-cell>
          <table:table-cell/>
          <table:table-cell office:value-type="string">
            <text:p>0-22V</text:p>
          </table:table-cell>
          <table:table-cell/>
        </table:table-row>
      </table:table>
      <table:table table:name="courbe PGO" table:style-name="ta1">
        <table:shapes>
          <draw:frame draw:z-index="0" draw:name="Images 1" draw:style-name="gr1" draw:text-style-name="P1" svg:width="22.149cm" svg:height="9.056cm" svg:x="13.548cm" svg:y="2.463cm">
            <draw:image xlink:href="Pictures/2000019500006DBF00004E40AA81209D.svm" xlink:type="simple" xlink:show="embed" xlink:actuate="onLoad">
              <text:p/>
            </draw:image>
          </draw:frame>
        </table:shapes>
        <table:table-column table:style-name="co2" table:number-columns-repeated="6" table:default-cell-style-name="Default"/>
        <table:table-row table:style-name="ro6">
          <table:table-cell table:style-name="ce57" office:value-type="string">
            <text:p>courant reel</text:p>
          </table:table-cell>
          <table:table-cell table:style-name="ce59" office:value-type="string">
            <text:p>courant 2(conparatif avec capteur cita)</text:p>
          </table:table-cell>
          <table:table-cell table:style-name="ce61" office:value-type="string">
            <text:p>courant theorique</text:p>
          </table:table-cell>
          <table:table-cell table:style-name="ce63" office:value-type="string">
            <text:p>Pression</text:p>
          </table:table-cell>
          <table:table-cell table:style-name="ce66" office:value-type="string">
            <text:p>pression théorique selon courbe de tendence</text:p>
          </table:table-cell>
          <table:table-cell table:style-name="ce67"/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">
            <text:p>1</text:p>
          </table:table-cell>
          <table:table-cell table:formula="of:=([.A2]-7.24)*12.5" office:value-type="float" office:value="-90.5">
            <text:p>-90,5</text:p>
          </table:table-cell>
          <table:table-cell table:formula="of:=([.B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">
            <text:p>2</text:p>
          </table:table-cell>
          <table:table-cell table:formula="of:=([.A3]-7.24)*12.5" office:value-type="float" office:value="-90.5">
            <text:p>-90,5</text:p>
          </table:table-cell>
          <table:table-cell table:formula="of:=([.B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">
            <text:p>3</text:p>
          </table:table-cell>
          <table:table-cell table:formula="of:=([.A4]-7.24)*12.5" office:value-type="float" office:value="-90.5">
            <text:p>-90,5</text:p>
          </table:table-cell>
          <table:table-cell table:formula="of:=([.B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">
            <text:p>4</text:p>
          </table:table-cell>
          <table:table-cell table:formula="of:=([.A5]-7.24)*12.5" office:value-type="float" office:value="-90.5">
            <text:p>-90,5</text:p>
          </table:table-cell>
          <table:table-cell table:formula="of:=([.B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">
            <text:p>5</text:p>
          </table:table-cell>
          <table:table-cell table:formula="of:=([.A6]-7.24)*12.5" office:value-type="float" office:value="-90.5">
            <text:p>-90,5</text:p>
          </table:table-cell>
          <table:table-cell table:formula="of:=([.B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">
            <text:p>6</text:p>
          </table:table-cell>
          <table:table-cell table:formula="of:=([.A7]-7.24)*12.5" office:value-type="float" office:value="-90.5">
            <text:p>-90,5</text:p>
          </table:table-cell>
          <table:table-cell table:formula="of:=([.B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">
            <text:p>7</text:p>
          </table:table-cell>
          <table:table-cell table:formula="of:=([.A8]-7.24)*12.5" office:value-type="float" office:value="-90.5">
            <text:p>-90,5</text:p>
          </table:table-cell>
          <table:table-cell table:formula="of:=([.B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">
            <text:p>8</text:p>
          </table:table-cell>
          <table:table-cell table:formula="of:=([.A9]-7.24)*12.5" office:value-type="float" office:value="-90.5">
            <text:p>-90,5</text:p>
          </table:table-cell>
          <table:table-cell table:formula="of:=([.B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">
            <text:p>9</text:p>
          </table:table-cell>
          <table:table-cell table:formula="of:=([.A10]-7.24)*12.5" office:value-type="float" office:value="-90.5">
            <text:p>-90,5</text:p>
          </table:table-cell>
          <table:table-cell table:formula="of:=([.B1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">
            <text:p>10</text:p>
          </table:table-cell>
          <table:table-cell table:formula="of:=([.A11]-7.24)*12.5" office:value-type="float" office:value="-90.5">
            <text:p>-90,5</text:p>
          </table:table-cell>
          <table:table-cell table:formula="of:=([.B1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">
            <text:p>11</text:p>
          </table:table-cell>
          <table:table-cell table:formula="of:=([.A12]-7.24)*12.5" office:value-type="float" office:value="-90.5">
            <text:p>-90,5</text:p>
          </table:table-cell>
          <table:table-cell table:formula="of:=([.B1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">
            <text:p>12</text:p>
          </table:table-cell>
          <table:table-cell table:formula="of:=([.A13]-7.24)*12.5" office:value-type="float" office:value="-90.5">
            <text:p>-90,5</text:p>
          </table:table-cell>
          <table:table-cell table:formula="of:=([.B1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">
            <text:p>13</text:p>
          </table:table-cell>
          <table:table-cell table:formula="of:=([.A14]-7.24)*12.5" office:value-type="float" office:value="-90.5">
            <text:p>-90,5</text:p>
          </table:table-cell>
          <table:table-cell table:formula="of:=([.B1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">
            <text:p>14</text:p>
          </table:table-cell>
          <table:table-cell table:formula="of:=([.A15]-7.24)*12.5" office:value-type="float" office:value="-90.5">
            <text:p>-90,5</text:p>
          </table:table-cell>
          <table:table-cell table:formula="of:=([.B1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5">
            <text:p>15</text:p>
          </table:table-cell>
          <table:table-cell table:formula="of:=([.A16]-7.24)*12.5" office:value-type="float" office:value="-90.5">
            <text:p>-90,5</text:p>
          </table:table-cell>
          <table:table-cell table:formula="of:=([.B16]-7.356)*12.42" office:value-type="float" office:value="-91.36152">
            <text:p>-91,36</text:p>
          </table:table-cell>
        </table:table-row>
        <table:table-row table:style-name="ro2">
          <table:table-cell table:style-name="ce58" office:value-type="float" office:value="8.5">
            <text:p>8,5</text:p>
          </table:table-cell>
          <table:table-cell table:style-name="ce60"/>
          <table:table-cell table:style-name="ce62"/>
          <table:table-cell table:style-name="ce65" office:value-type="float" office:value="16">
            <text:p>16</text:p>
          </table:table-cell>
          <table:table-cell table:formula="of:=([.A17]-7.24)*12.5" office:value-type="float" office:value="15.75">
            <text:p>15,75</text:p>
          </table:table-cell>
          <table:table-cell table:formula="of:=([.B1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7">
            <text:p>17</text:p>
          </table:table-cell>
          <table:table-cell table:formula="of:=([.A18]-7.24)*12.5" office:value-type="float" office:value="-90.5">
            <text:p>-90,5</text:p>
          </table:table-cell>
          <table:table-cell table:formula="of:=([.B1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8">
            <text:p>18</text:p>
          </table:table-cell>
          <table:table-cell table:formula="of:=([.A19]-7.24)*12.5" office:value-type="float" office:value="-90.5">
            <text:p>-90,5</text:p>
          </table:table-cell>
          <table:table-cell table:formula="of:=([.B1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9">
            <text:p>19</text:p>
          </table:table-cell>
          <table:table-cell table:formula="of:=([.A20]-7.24)*12.5" office:value-type="float" office:value="-90.5">
            <text:p>-90,5</text:p>
          </table:table-cell>
          <table:table-cell table:formula="of:=([.B2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0">
            <text:p>20</text:p>
          </table:table-cell>
          <table:table-cell table:formula="of:=([.A21]-7.24)*12.5" office:value-type="float" office:value="-90.5">
            <text:p>-90,5</text:p>
          </table:table-cell>
          <table:table-cell table:formula="of:=([.B2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1">
            <text:p>21</text:p>
          </table:table-cell>
          <table:table-cell table:formula="of:=([.A22]-7.24)*12.5" office:value-type="float" office:value="-90.5">
            <text:p>-90,5</text:p>
          </table:table-cell>
          <table:table-cell table:formula="of:=([.B2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2">
            <text:p>22</text:p>
          </table:table-cell>
          <table:table-cell table:formula="of:=([.A23]-7.24)*12.5" office:value-type="float" office:value="-90.5">
            <text:p>-90,5</text:p>
          </table:table-cell>
          <table:table-cell table:formula="of:=([.B2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3">
            <text:p>23</text:p>
          </table:table-cell>
          <table:table-cell table:formula="of:=([.A24]-7.24)*12.5" office:value-type="float" office:value="-90.5">
            <text:p>-90,5</text:p>
          </table:table-cell>
          <table:table-cell table:formula="of:=([.B2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4">
            <text:p>24</text:p>
          </table:table-cell>
          <table:table-cell table:formula="of:=([.A25]-7.24)*12.5" office:value-type="float" office:value="-90.5">
            <text:p>-90,5</text:p>
          </table:table-cell>
          <table:table-cell table:formula="of:=([.B2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5">
            <text:p>25</text:p>
          </table:table-cell>
          <table:table-cell table:formula="of:=([.A26]-7.24)*12.5" office:value-type="float" office:value="-90.5">
            <text:p>-90,5</text:p>
          </table:table-cell>
          <table:table-cell table:formula="of:=([.B2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6">
            <text:p>26</text:p>
          </table:table-cell>
          <table:table-cell table:formula="of:=([.A27]-7.24)*12.5" office:value-type="float" office:value="-90.5">
            <text:p>-90,5</text:p>
          </table:table-cell>
          <table:table-cell table:formula="of:=([.B2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7">
            <text:p>27</text:p>
          </table:table-cell>
          <table:table-cell table:formula="of:=([.A28]-7.24)*12.5" office:value-type="float" office:value="-90.5">
            <text:p>-90,5</text:p>
          </table:table-cell>
          <table:table-cell table:formula="of:=([.B2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8">
            <text:p>28</text:p>
          </table:table-cell>
          <table:table-cell table:formula="of:=([.A29]-7.24)*12.5" office:value-type="float" office:value="-90.5">
            <text:p>-90,5</text:p>
          </table:table-cell>
          <table:table-cell table:formula="of:=([.B2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29">
            <text:p>29</text:p>
          </table:table-cell>
          <table:table-cell table:formula="of:=([.A30]-7.24)*12.5" office:value-type="float" office:value="-90.5">
            <text:p>-90,5</text:p>
          </table:table-cell>
          <table:table-cell table:formula="of:=([.B30]-7.356)*12.42" office:value-type="float" office:value="-91.36152">
            <text:p>-91,36</text:p>
          </table:table-cell>
        </table:table-row>
        <table:table-row table:style-name="ro2">
          <table:table-cell table:style-name="ce58" office:value-type="float" office:value="9.7">
            <text:p>9,7</text:p>
          </table:table-cell>
          <table:table-cell table:style-name="ce60"/>
          <table:table-cell table:style-name="ce62"/>
          <table:table-cell table:style-name="ce65" office:value-type="float" office:value="30">
            <text:p>30</text:p>
          </table:table-cell>
          <table:table-cell table:formula="of:=([.A31]-7.24)*12.5" office:value-type="float" office:value="30.75">
            <text:p>30,75</text:p>
          </table:table-cell>
          <table:table-cell table:formula="of:=([.B3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1">
            <text:p>31</text:p>
          </table:table-cell>
          <table:table-cell table:formula="of:=([.A32]-7.24)*12.5" office:value-type="float" office:value="-90.5">
            <text:p>-90,5</text:p>
          </table:table-cell>
          <table:table-cell table:formula="of:=([.B3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2">
            <text:p>32</text:p>
          </table:table-cell>
          <table:table-cell table:formula="of:=([.A33]-7.24)*12.5" office:value-type="float" office:value="-90.5">
            <text:p>-90,5</text:p>
          </table:table-cell>
          <table:table-cell table:formula="of:=([.B3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 office:value-type="float" office:value="10">
            <text:p>10</text:p>
          </table:table-cell>
          <table:table-cell table:style-name="ce62"/>
          <table:table-cell table:style-name="ce65" office:value-type="float" office:value="33">
            <text:p>33</text:p>
          </table:table-cell>
          <table:table-cell table:formula="of:=([.A34]-7.24)*12.5" office:value-type="float" office:value="-90.5">
            <text:p>-90,5</text:p>
          </table:table-cell>
          <table:table-cell table:formula="of:=([.B34]-7.356)*12.42" office:value-type="float" office:value="32.83848">
            <text:p>32,84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4">
            <text:p>34</text:p>
          </table:table-cell>
          <table:table-cell table:formula="of:=([.A35]-7.24)*12.5" office:value-type="float" office:value="-90.5">
            <text:p>-90,5</text:p>
          </table:table-cell>
          <table:table-cell table:formula="of:=([.B3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5">
            <text:p>35</text:p>
          </table:table-cell>
          <table:table-cell table:formula="of:=([.A36]-7.24)*12.5" office:value-type="float" office:value="-90.5">
            <text:p>-90,5</text:p>
          </table:table-cell>
          <table:table-cell table:formula="of:=([.B3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6">
            <text:p>36</text:p>
          </table:table-cell>
          <table:table-cell table:formula="of:=([.A37]-7.24)*12.5" office:value-type="float" office:value="-90.5">
            <text:p>-90,5</text:p>
          </table:table-cell>
          <table:table-cell table:formula="of:=([.B3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7">
            <text:p>37</text:p>
          </table:table-cell>
          <table:table-cell table:formula="of:=([.A38]-7.24)*12.5" office:value-type="float" office:value="-90.5">
            <text:p>-90,5</text:p>
          </table:table-cell>
          <table:table-cell table:formula="of:=([.B3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8">
            <text:p>38</text:p>
          </table:table-cell>
          <table:table-cell table:formula="of:=([.A39]-7.24)*12.5" office:value-type="float" office:value="-90.5">
            <text:p>-90,5</text:p>
          </table:table-cell>
          <table:table-cell table:formula="of:=([.B3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39">
            <text:p>39</text:p>
          </table:table-cell>
          <table:table-cell table:formula="of:=([.A40]-7.24)*12.5" office:value-type="float" office:value="-90.5">
            <text:p>-90,5</text:p>
          </table:table-cell>
          <table:table-cell table:formula="of:=([.B4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0">
            <text:p>40</text:p>
          </table:table-cell>
          <table:table-cell table:formula="of:=([.A41]-7.24)*12.5" office:value-type="float" office:value="-90.5">
            <text:p>-90,5</text:p>
          </table:table-cell>
          <table:table-cell table:formula="of:=([.B4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1">
            <text:p>41</text:p>
          </table:table-cell>
          <table:table-cell table:formula="of:=([.A42]-7.24)*12.5" office:value-type="float" office:value="-90.5">
            <text:p>-90,5</text:p>
          </table:table-cell>
          <table:table-cell table:formula="of:=([.B4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2">
            <text:p>42</text:p>
          </table:table-cell>
          <table:table-cell table:formula="of:=([.A43]-7.24)*12.5" office:value-type="float" office:value="-90.5">
            <text:p>-90,5</text:p>
          </table:table-cell>
          <table:table-cell table:formula="of:=([.B4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3">
            <text:p>43</text:p>
          </table:table-cell>
          <table:table-cell table:formula="of:=([.A44]-7.24)*12.5" office:value-type="float" office:value="-90.5">
            <text:p>-90,5</text:p>
          </table:table-cell>
          <table:table-cell table:formula="of:=([.B4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4">
            <text:p>44</text:p>
          </table:table-cell>
          <table:table-cell table:formula="of:=([.A45]-7.24)*12.5" office:value-type="float" office:value="-90.5">
            <text:p>-90,5</text:p>
          </table:table-cell>
          <table:table-cell table:formula="of:=([.B45]-7.356)*12.42" office:value-type="float" office:value="-91.36152">
            <text:p>-91,36</text:p>
          </table:table-cell>
        </table:table-row>
        <table:table-row table:style-name="ro2">
          <table:table-cell table:style-name="ce58" office:value-type="float" office:value="10.9">
            <text:p>10,9</text:p>
          </table:table-cell>
          <table:table-cell table:style-name="ce60"/>
          <table:table-cell table:style-name="ce62"/>
          <table:table-cell table:style-name="ce65" office:value-type="float" office:value="45">
            <text:p>45</text:p>
          </table:table-cell>
          <table:table-cell table:formula="of:=([.A46]-7.24)*12.5" office:value-type="float" office:value="45.75">
            <text:p>45,75</text:p>
          </table:table-cell>
          <table:table-cell table:formula="of:=([.B4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6">
            <text:p>46</text:p>
          </table:table-cell>
          <table:table-cell table:formula="of:=([.A47]-7.24)*12.5" office:value-type="float" office:value="-90.5">
            <text:p>-90,5</text:p>
          </table:table-cell>
          <table:table-cell table:formula="of:=([.B4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7">
            <text:p>47</text:p>
          </table:table-cell>
          <table:table-cell table:formula="of:=([.A48]-7.24)*12.5" office:value-type="float" office:value="-90.5">
            <text:p>-90,5</text:p>
          </table:table-cell>
          <table:table-cell table:formula="of:=([.B4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8">
            <text:p>48</text:p>
          </table:table-cell>
          <table:table-cell table:formula="of:=([.A49]-7.24)*12.5" office:value-type="float" office:value="-90.5">
            <text:p>-90,5</text:p>
          </table:table-cell>
          <table:table-cell table:formula="of:=([.B4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49">
            <text:p>49</text:p>
          </table:table-cell>
          <table:table-cell table:formula="of:=([.A50]-7.24)*12.5" office:value-type="float" office:value="-90.5">
            <text:p>-90,5</text:p>
          </table:table-cell>
          <table:table-cell table:formula="of:=([.B5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0">
            <text:p>50</text:p>
          </table:table-cell>
          <table:table-cell table:formula="of:=([.A51]-7.24)*12.5" office:value-type="float" office:value="-90.5">
            <text:p>-90,5</text:p>
          </table:table-cell>
          <table:table-cell table:formula="of:=([.B5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1">
            <text:p>51</text:p>
          </table:table-cell>
          <table:table-cell table:formula="of:=([.A52]-7.24)*12.5" office:value-type="float" office:value="-90.5">
            <text:p>-90,5</text:p>
          </table:table-cell>
          <table:table-cell table:formula="of:=([.B5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2">
            <text:p>52</text:p>
          </table:table-cell>
          <table:table-cell table:formula="of:=([.A53]-7.24)*12.5" office:value-type="float" office:value="-90.5">
            <text:p>-90,5</text:p>
          </table:table-cell>
          <table:table-cell table:formula="of:=([.B5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3">
            <text:p>53</text:p>
          </table:table-cell>
          <table:table-cell table:formula="of:=([.A54]-7.24)*12.5" office:value-type="float" office:value="-90.5">
            <text:p>-90,5</text:p>
          </table:table-cell>
          <table:table-cell table:formula="of:=([.B5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4">
            <text:p>54</text:p>
          </table:table-cell>
          <table:table-cell table:formula="of:=([.A55]-7.24)*12.5" office:value-type="float" office:value="-90.5">
            <text:p>-90,5</text:p>
          </table:table-cell>
          <table:table-cell table:formula="of:=([.B5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5">
            <text:p>55</text:p>
          </table:table-cell>
          <table:table-cell table:formula="of:=([.A56]-7.24)*12.5" office:value-type="float" office:value="-90.5">
            <text:p>-90,5</text:p>
          </table:table-cell>
          <table:table-cell table:formula="of:=([.B5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6">
            <text:p>56</text:p>
          </table:table-cell>
          <table:table-cell table:formula="of:=([.A57]-7.24)*12.5" office:value-type="float" office:value="-90.5">
            <text:p>-90,5</text:p>
          </table:table-cell>
          <table:table-cell table:formula="of:=([.B5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7">
            <text:p>57</text:p>
          </table:table-cell>
          <table:table-cell table:formula="of:=([.A58]-7.24)*12.5" office:value-type="float" office:value="-90.5">
            <text:p>-90,5</text:p>
          </table:table-cell>
          <table:table-cell table:formula="of:=([.B5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8">
            <text:p>58</text:p>
          </table:table-cell>
          <table:table-cell table:formula="of:=([.A59]-7.24)*12.5" office:value-type="float" office:value="-90.5">
            <text:p>-90,5</text:p>
          </table:table-cell>
          <table:table-cell table:formula="of:=([.B5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59">
            <text:p>59</text:p>
          </table:table-cell>
          <table:table-cell table:formula="of:=([.A60]-7.24)*12.5" office:value-type="float" office:value="-90.5">
            <text:p>-90,5</text:p>
          </table:table-cell>
          <table:table-cell table:formula="of:=([.B6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 office:value-type="float" office:value="12.2">
            <text:p>12,2</text:p>
          </table:table-cell>
          <table:table-cell table:style-name="ce62"/>
          <table:table-cell table:style-name="ce65" office:value-type="float" office:value="60">
            <text:p>60</text:p>
          </table:table-cell>
          <table:table-cell table:formula="of:=([.A61]-7.24)*12.5" office:value-type="float" office:value="-90.5">
            <text:p>-90,5</text:p>
          </table:table-cell>
          <table:table-cell table:formula="of:=([.B61]-7.356)*12.42" office:value-type="float" office:value="60.16248">
            <text:p>60,1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1">
            <text:p>61</text:p>
          </table:table-cell>
          <table:table-cell table:formula="of:=([.A62]-7.24)*12.5" office:value-type="float" office:value="-90.5">
            <text:p>-90,5</text:p>
          </table:table-cell>
          <table:table-cell table:formula="of:=([.B6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2">
            <text:p>62</text:p>
          </table:table-cell>
          <table:table-cell table:formula="of:=([.A63]-7.24)*12.5" office:value-type="float" office:value="-90.5">
            <text:p>-90,5</text:p>
          </table:table-cell>
          <table:table-cell table:formula="of:=([.B6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3">
            <text:p>63</text:p>
          </table:table-cell>
          <table:table-cell table:formula="of:=([.A64]-7.24)*12.5" office:value-type="float" office:value="-90.5">
            <text:p>-90,5</text:p>
          </table:table-cell>
          <table:table-cell table:formula="of:=([.B6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4">
            <text:p>64</text:p>
          </table:table-cell>
          <table:table-cell table:formula="of:=([.A65]-7.24)*12.5" office:value-type="float" office:value="-90.5">
            <text:p>-90,5</text:p>
          </table:table-cell>
          <table:table-cell table:formula="of:=([.B6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5">
            <text:p>65</text:p>
          </table:table-cell>
          <table:table-cell table:formula="of:=([.A66]-7.24)*12.5" office:value-type="float" office:value="-90.5">
            <text:p>-90,5</text:p>
          </table:table-cell>
          <table:table-cell table:formula="of:=([.B6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6">
            <text:p>66</text:p>
          </table:table-cell>
          <table:table-cell table:formula="of:=([.A67]-7.24)*12.5" office:value-type="float" office:value="-90.5">
            <text:p>-90,5</text:p>
          </table:table-cell>
          <table:table-cell table:formula="of:=([.B6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7">
            <text:p>67</text:p>
          </table:table-cell>
          <table:table-cell table:formula="of:=([.A68]-7.24)*12.5" office:value-type="float" office:value="-90.5">
            <text:p>-90,5</text:p>
          </table:table-cell>
          <table:table-cell table:formula="of:=([.B6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8">
            <text:p>68</text:p>
          </table:table-cell>
          <table:table-cell table:formula="of:=([.A69]-7.24)*12.5" office:value-type="float" office:value="-90.5">
            <text:p>-90,5</text:p>
          </table:table-cell>
          <table:table-cell table:formula="of:=([.B6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69">
            <text:p>69</text:p>
          </table:table-cell>
          <table:table-cell table:formula="of:=([.A70]-7.24)*12.5" office:value-type="float" office:value="-90.5">
            <text:p>-90,5</text:p>
          </table:table-cell>
          <table:table-cell table:formula="of:=([.B7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0">
            <text:p>70</text:p>
          </table:table-cell>
          <table:table-cell table:formula="of:=([.A71]-7.24)*12.5" office:value-type="float" office:value="-90.5">
            <text:p>-90,5</text:p>
          </table:table-cell>
          <table:table-cell table:formula="of:=([.B7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1">
            <text:p>71</text:p>
          </table:table-cell>
          <table:table-cell table:formula="of:=([.A72]-7.24)*12.5" office:value-type="float" office:value="-90.5">
            <text:p>-90,5</text:p>
          </table:table-cell>
          <table:table-cell table:formula="of:=([.B7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2">
            <text:p>72</text:p>
          </table:table-cell>
          <table:table-cell table:formula="of:=([.A73]-7.24)*12.5" office:value-type="float" office:value="-90.5">
            <text:p>-90,5</text:p>
          </table:table-cell>
          <table:table-cell table:formula="of:=([.B7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3">
            <text:p>73</text:p>
          </table:table-cell>
          <table:table-cell table:formula="of:=([.A74]-7.24)*12.5" office:value-type="float" office:value="-90.5">
            <text:p>-90,5</text:p>
          </table:table-cell>
          <table:table-cell table:formula="of:=([.B7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4">
            <text:p>74</text:p>
          </table:table-cell>
          <table:table-cell table:formula="of:=([.A75]-7.24)*12.5" office:value-type="float" office:value="-90.5">
            <text:p>-90,5</text:p>
          </table:table-cell>
          <table:table-cell table:formula="of:=([.B7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5">
            <text:p>75</text:p>
          </table:table-cell>
          <table:table-cell table:formula="of:=([.A76]-7.24)*12.5" office:value-type="float" office:value="-90.5">
            <text:p>-90,5</text:p>
          </table:table-cell>
          <table:table-cell table:formula="of:=([.B7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6">
            <text:p>76</text:p>
          </table:table-cell>
          <table:table-cell table:formula="of:=([.A77]-7.24)*12.5" office:value-type="float" office:value="-90.5">
            <text:p>-90,5</text:p>
          </table:table-cell>
          <table:table-cell table:formula="of:=([.B7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7">
            <text:p>77</text:p>
          </table:table-cell>
          <table:table-cell table:formula="of:=([.A78]-7.24)*12.5" office:value-type="float" office:value="-90.5">
            <text:p>-90,5</text:p>
          </table:table-cell>
          <table:table-cell table:formula="of:=([.B7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8">
            <text:p>78</text:p>
          </table:table-cell>
          <table:table-cell table:formula="of:=([.A79]-7.24)*12.5" office:value-type="float" office:value="-90.5">
            <text:p>-90,5</text:p>
          </table:table-cell>
          <table:table-cell table:formula="of:=([.B7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79">
            <text:p>79</text:p>
          </table:table-cell>
          <table:table-cell table:formula="of:=([.A80]-7.24)*12.5" office:value-type="float" office:value="-90.5">
            <text:p>-90,5</text:p>
          </table:table-cell>
          <table:table-cell table:formula="of:=([.B8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 office:value-type="float" office:value="10.4">
            <text:p>10,4</text:p>
          </table:table-cell>
          <table:table-cell table:style-name="ce65" office:value-type="float" office:value="80">
            <text:p>80</text:p>
          </table:table-cell>
          <table:table-cell table:formula="of:=([.A81]-7.24)*12.5" office:value-type="float" office:value="-90.5">
            <text:p>-90,5</text:p>
          </table:table-cell>
          <table:table-cell table:formula="of:=([.B8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1">
            <text:p>81</text:p>
          </table:table-cell>
          <table:table-cell table:formula="of:=([.A82]-7.24)*12.5" office:value-type="float" office:value="-90.5">
            <text:p>-90,5</text:p>
          </table:table-cell>
          <table:table-cell table:formula="of:=([.B8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2">
            <text:p>82</text:p>
          </table:table-cell>
          <table:table-cell table:formula="of:=([.A83]-7.24)*12.5" office:value-type="float" office:value="-90.5">
            <text:p>-90,5</text:p>
          </table:table-cell>
          <table:table-cell table:formula="of:=([.B8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3">
            <text:p>83</text:p>
          </table:table-cell>
          <table:table-cell table:formula="of:=([.A84]-7.24)*12.5" office:value-type="float" office:value="-90.5">
            <text:p>-90,5</text:p>
          </table:table-cell>
          <table:table-cell table:formula="of:=([.B8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4">
            <text:p>84</text:p>
          </table:table-cell>
          <table:table-cell table:formula="of:=([.A85]-7.24)*12.5" office:value-type="float" office:value="-90.5">
            <text:p>-90,5</text:p>
          </table:table-cell>
          <table:table-cell table:formula="of:=([.B8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5">
            <text:p>85</text:p>
          </table:table-cell>
          <table:table-cell table:formula="of:=([.A86]-7.24)*12.5" office:value-type="float" office:value="-90.5">
            <text:p>-90,5</text:p>
          </table:table-cell>
          <table:table-cell table:formula="of:=([.B8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6">
            <text:p>86</text:p>
          </table:table-cell>
          <table:table-cell table:formula="of:=([.A87]-7.24)*12.5" office:value-type="float" office:value="-90.5">
            <text:p>-90,5</text:p>
          </table:table-cell>
          <table:table-cell table:formula="of:=([.B8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7">
            <text:p>87</text:p>
          </table:table-cell>
          <table:table-cell table:formula="of:=([.A88]-7.24)*12.5" office:value-type="float" office:value="-90.5">
            <text:p>-90,5</text:p>
          </table:table-cell>
          <table:table-cell table:formula="of:=([.B8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8">
            <text:p>88</text:p>
          </table:table-cell>
          <table:table-cell table:formula="of:=([.A89]-7.24)*12.5" office:value-type="float" office:value="-90.5">
            <text:p>-90,5</text:p>
          </table:table-cell>
          <table:table-cell table:formula="of:=([.B8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89">
            <text:p>89</text:p>
          </table:table-cell>
          <table:table-cell table:formula="of:=([.A90]-7.24)*12.5" office:value-type="float" office:value="-90.5">
            <text:p>-90,5</text:p>
          </table:table-cell>
          <table:table-cell table:formula="of:=([.B9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0">
            <text:p>90</text:p>
          </table:table-cell>
          <table:table-cell table:formula="of:=([.A91]-7.24)*12.5" office:value-type="float" office:value="-90.5">
            <text:p>-90,5</text:p>
          </table:table-cell>
          <table:table-cell table:formula="of:=([.B9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1">
            <text:p>91</text:p>
          </table:table-cell>
          <table:table-cell table:formula="of:=([.A92]-7.24)*12.5" office:value-type="float" office:value="-90.5">
            <text:p>-90,5</text:p>
          </table:table-cell>
          <table:table-cell table:formula="of:=([.B9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2">
            <text:p>92</text:p>
          </table:table-cell>
          <table:table-cell table:formula="of:=([.A93]-7.24)*12.5" office:value-type="float" office:value="-90.5">
            <text:p>-90,5</text:p>
          </table:table-cell>
          <table:table-cell table:formula="of:=([.B9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3">
            <text:p>93</text:p>
          </table:table-cell>
          <table:table-cell table:formula="of:=([.A94]-7.24)*12.5" office:value-type="float" office:value="-90.5">
            <text:p>-90,5</text:p>
          </table:table-cell>
          <table:table-cell table:formula="of:=([.B9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4">
            <text:p>94</text:p>
          </table:table-cell>
          <table:table-cell table:formula="of:=([.A95]-7.24)*12.5" office:value-type="float" office:value="-90.5">
            <text:p>-90,5</text:p>
          </table:table-cell>
          <table:table-cell table:formula="of:=([.B9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5">
            <text:p>95</text:p>
          </table:table-cell>
          <table:table-cell table:formula="of:=([.A96]-7.24)*12.5" office:value-type="float" office:value="-90.5">
            <text:p>-90,5</text:p>
          </table:table-cell>
          <table:table-cell table:formula="of:=([.B9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6">
            <text:p>96</text:p>
          </table:table-cell>
          <table:table-cell table:formula="of:=([.A97]-7.24)*12.5" office:value-type="float" office:value="-90.5">
            <text:p>-90,5</text:p>
          </table:table-cell>
          <table:table-cell table:formula="of:=([.B9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7">
            <text:p>97</text:p>
          </table:table-cell>
          <table:table-cell table:formula="of:=([.A98]-7.24)*12.5" office:value-type="float" office:value="-90.5">
            <text:p>-90,5</text:p>
          </table:table-cell>
          <table:table-cell table:formula="of:=([.B9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8">
            <text:p>98</text:p>
          </table:table-cell>
          <table:table-cell table:formula="of:=([.A99]-7.24)*12.5" office:value-type="float" office:value="-90.5">
            <text:p>-90,5</text:p>
          </table:table-cell>
          <table:table-cell table:formula="of:=([.B9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99">
            <text:p>99</text:p>
          </table:table-cell>
          <table:table-cell table:formula="of:=([.A100]-7.24)*12.5" office:value-type="float" office:value="-90.5">
            <text:p>-90,5</text:p>
          </table:table-cell>
          <table:table-cell table:formula="of:=([.B10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0">
            <text:p>100</text:p>
          </table:table-cell>
          <table:table-cell table:formula="of:=([.A101]-7.24)*12.5" office:value-type="float" office:value="-90.5">
            <text:p>-90,5</text:p>
          </table:table-cell>
          <table:table-cell table:formula="of:=([.B10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1">
            <text:p>101</text:p>
          </table:table-cell>
          <table:table-cell table:formula="of:=([.A102]-7.24)*12.5" office:value-type="float" office:value="-90.5">
            <text:p>-90,5</text:p>
          </table:table-cell>
          <table:table-cell table:formula="of:=([.B10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2">
            <text:p>102</text:p>
          </table:table-cell>
          <table:table-cell table:formula="of:=([.A103]-7.24)*12.5" office:value-type="float" office:value="-90.5">
            <text:p>-90,5</text:p>
          </table:table-cell>
          <table:table-cell table:formula="of:=([.B10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3">
            <text:p>103</text:p>
          </table:table-cell>
          <table:table-cell table:formula="of:=([.A104]-7.24)*12.5" office:value-type="float" office:value="-90.5">
            <text:p>-90,5</text:p>
          </table:table-cell>
          <table:table-cell table:formula="of:=([.B10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4">
            <text:p>104</text:p>
          </table:table-cell>
          <table:table-cell table:formula="of:=([.A105]-7.24)*12.5" office:value-type="float" office:value="-90.5">
            <text:p>-90,5</text:p>
          </table:table-cell>
          <table:table-cell table:formula="of:=([.B10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5">
            <text:p>105</text:p>
          </table:table-cell>
          <table:table-cell table:formula="of:=([.A106]-7.24)*12.5" office:value-type="float" office:value="-90.5">
            <text:p>-90,5</text:p>
          </table:table-cell>
          <table:table-cell table:formula="of:=([.B10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6">
            <text:p>106</text:p>
          </table:table-cell>
          <table:table-cell table:formula="of:=([.A107]-7.24)*12.5" office:value-type="float" office:value="-90.5">
            <text:p>-90,5</text:p>
          </table:table-cell>
          <table:table-cell table:formula="of:=([.B10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7">
            <text:p>107</text:p>
          </table:table-cell>
          <table:table-cell table:formula="of:=([.A108]-7.24)*12.5" office:value-type="float" office:value="-90.5">
            <text:p>-90,5</text:p>
          </table:table-cell>
          <table:table-cell table:formula="of:=([.B10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8">
            <text:p>108</text:p>
          </table:table-cell>
          <table:table-cell table:formula="of:=([.A109]-7.24)*12.5" office:value-type="float" office:value="-90.5">
            <text:p>-90,5</text:p>
          </table:table-cell>
          <table:table-cell table:formula="of:=([.B10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09">
            <text:p>109</text:p>
          </table:table-cell>
          <table:table-cell table:formula="of:=([.A110]-7.24)*12.5" office:value-type="float" office:value="-90.5">
            <text:p>-90,5</text:p>
          </table:table-cell>
          <table:table-cell table:formula="of:=([.B11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 office:value-type="float" office:value="16.2">
            <text:p>16,2</text:p>
          </table:table-cell>
          <table:table-cell table:style-name="ce62"/>
          <table:table-cell table:style-name="ce65" office:value-type="float" office:value="110">
            <text:p>110</text:p>
          </table:table-cell>
          <table:table-cell table:formula="of:=([.A111]-7.24)*12.5" office:value-type="float" office:value="-90.5">
            <text:p>-90,5</text:p>
          </table:table-cell>
          <table:table-cell table:formula="of:=([.B111]-7.356)*12.42" office:value-type="float" office:value="109.84248">
            <text:p>109,84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1">
            <text:p>111</text:p>
          </table:table-cell>
          <table:table-cell table:formula="of:=([.A112]-7.24)*12.5" office:value-type="float" office:value="-90.5">
            <text:p>-90,5</text:p>
          </table:table-cell>
          <table:table-cell table:formula="of:=([.B11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2">
            <text:p>112</text:p>
          </table:table-cell>
          <table:table-cell table:formula="of:=([.A113]-7.24)*12.5" office:value-type="float" office:value="-90.5">
            <text:p>-90,5</text:p>
          </table:table-cell>
          <table:table-cell table:formula="of:=([.B11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3">
            <text:p>113</text:p>
          </table:table-cell>
          <table:table-cell table:formula="of:=([.A114]-7.24)*12.5" office:value-type="float" office:value="-90.5">
            <text:p>-90,5</text:p>
          </table:table-cell>
          <table:table-cell table:formula="of:=([.B11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4">
            <text:p>114</text:p>
          </table:table-cell>
          <table:table-cell table:formula="of:=([.A115]-7.24)*12.5" office:value-type="float" office:value="-90.5">
            <text:p>-90,5</text:p>
          </table:table-cell>
          <table:table-cell table:formula="of:=([.B11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5">
            <text:p>115</text:p>
          </table:table-cell>
          <table:table-cell table:formula="of:=([.A116]-7.24)*12.5" office:value-type="float" office:value="-90.5">
            <text:p>-90,5</text:p>
          </table:table-cell>
          <table:table-cell table:formula="of:=([.B11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6">
            <text:p>116</text:p>
          </table:table-cell>
          <table:table-cell table:formula="of:=([.A117]-7.24)*12.5" office:value-type="float" office:value="-90.5">
            <text:p>-90,5</text:p>
          </table:table-cell>
          <table:table-cell table:formula="of:=([.B11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7">
            <text:p>117</text:p>
          </table:table-cell>
          <table:table-cell table:formula="of:=([.A118]-7.24)*12.5" office:value-type="float" office:value="-90.5">
            <text:p>-90,5</text:p>
          </table:table-cell>
          <table:table-cell table:formula="of:=([.B11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8">
            <text:p>118</text:p>
          </table:table-cell>
          <table:table-cell table:formula="of:=([.A119]-7.24)*12.5" office:value-type="float" office:value="-90.5">
            <text:p>-90,5</text:p>
          </table:table-cell>
          <table:table-cell table:formula="of:=([.B11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19">
            <text:p>119</text:p>
          </table:table-cell>
          <table:table-cell table:formula="of:=([.A120]-7.24)*12.5" office:value-type="float" office:value="-90.5">
            <text:p>-90,5</text:p>
          </table:table-cell>
          <table:table-cell table:formula="of:=([.B12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0">
            <text:p>120</text:p>
          </table:table-cell>
          <table:table-cell table:formula="of:=([.A121]-7.24)*12.5" office:value-type="float" office:value="-90.5">
            <text:p>-90,5</text:p>
          </table:table-cell>
          <table:table-cell table:formula="of:=([.B12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1">
            <text:p>121</text:p>
          </table:table-cell>
          <table:table-cell table:formula="of:=([.A122]-7.24)*12.5" office:value-type="float" office:value="-90.5">
            <text:p>-90,5</text:p>
          </table:table-cell>
          <table:table-cell table:formula="of:=([.B12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2">
            <text:p>122</text:p>
          </table:table-cell>
          <table:table-cell table:formula="of:=([.A123]-7.24)*12.5" office:value-type="float" office:value="-90.5">
            <text:p>-90,5</text:p>
          </table:table-cell>
          <table:table-cell table:formula="of:=([.B12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3">
            <text:p>123</text:p>
          </table:table-cell>
          <table:table-cell table:formula="of:=([.A124]-7.24)*12.5" office:value-type="float" office:value="-90.5">
            <text:p>-90,5</text:p>
          </table:table-cell>
          <table:table-cell table:formula="of:=([.B12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4">
            <text:p>124</text:p>
          </table:table-cell>
          <table:table-cell table:formula="of:=([.A125]-7.24)*12.5" office:value-type="float" office:value="-90.5">
            <text:p>-90,5</text:p>
          </table:table-cell>
          <table:table-cell table:formula="of:=([.B12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5">
            <text:p>125</text:p>
          </table:table-cell>
          <table:table-cell table:formula="of:=([.A126]-7.24)*12.5" office:value-type="float" office:value="-90.5">
            <text:p>-90,5</text:p>
          </table:table-cell>
          <table:table-cell table:formula="of:=([.B12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6">
            <text:p>126</text:p>
          </table:table-cell>
          <table:table-cell table:formula="of:=([.A127]-7.24)*12.5" office:value-type="float" office:value="-90.5">
            <text:p>-90,5</text:p>
          </table:table-cell>
          <table:table-cell table:formula="of:=([.B12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7">
            <text:p>127</text:p>
          </table:table-cell>
          <table:table-cell table:formula="of:=([.A128]-7.24)*12.5" office:value-type="float" office:value="-90.5">
            <text:p>-90,5</text:p>
          </table:table-cell>
          <table:table-cell table:formula="of:=([.B12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8">
            <text:p>128</text:p>
          </table:table-cell>
          <table:table-cell table:formula="of:=([.A129]-7.24)*12.5" office:value-type="float" office:value="-90.5">
            <text:p>-90,5</text:p>
          </table:table-cell>
          <table:table-cell table:formula="of:=([.B12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29">
            <text:p>129</text:p>
          </table:table-cell>
          <table:table-cell table:formula="of:=([.A130]-7.24)*12.5" office:value-type="float" office:value="-90.5">
            <text:p>-90,5</text:p>
          </table:table-cell>
          <table:table-cell table:formula="of:=([.B13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0">
            <text:p>130</text:p>
          </table:table-cell>
          <table:table-cell table:formula="of:=([.A131]-7.24)*12.5" office:value-type="float" office:value="-90.5">
            <text:p>-90,5</text:p>
          </table:table-cell>
          <table:table-cell table:formula="of:=([.B13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1">
            <text:p>131</text:p>
          </table:table-cell>
          <table:table-cell table:formula="of:=([.A132]-7.24)*12.5" office:value-type="float" office:value="-90.5">
            <text:p>-90,5</text:p>
          </table:table-cell>
          <table:table-cell table:formula="of:=([.B13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2">
            <text:p>132</text:p>
          </table:table-cell>
          <table:table-cell table:formula="of:=([.A133]-7.24)*12.5" office:value-type="float" office:value="-90.5">
            <text:p>-90,5</text:p>
          </table:table-cell>
          <table:table-cell table:formula="of:=([.B13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3">
            <text:p>133</text:p>
          </table:table-cell>
          <table:table-cell table:formula="of:=([.A134]-7.24)*12.5" office:value-type="float" office:value="-90.5">
            <text:p>-90,5</text:p>
          </table:table-cell>
          <table:table-cell table:formula="of:=([.B134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4">
            <text:p>134</text:p>
          </table:table-cell>
          <table:table-cell table:formula="of:=([.A135]-7.24)*12.5" office:value-type="float" office:value="-90.5">
            <text:p>-90,5</text:p>
          </table:table-cell>
          <table:table-cell table:formula="of:=([.B13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 office:value-type="float" office:value="14.8">
            <text:p>14,8</text:p>
          </table:table-cell>
          <table:table-cell table:style-name="ce65" office:value-type="float" office:value="135">
            <text:p>135</text:p>
          </table:table-cell>
          <table:table-cell table:formula="of:=([.A136]-7.24)*12.5" office:value-type="float" office:value="-90.5">
            <text:p>-90,5</text:p>
          </table:table-cell>
          <table:table-cell table:formula="of:=([.B13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6">
            <text:p>136</text:p>
          </table:table-cell>
          <table:table-cell table:formula="of:=([.A137]-7.24)*12.5" office:value-type="float" office:value="-90.5">
            <text:p>-90,5</text:p>
          </table:table-cell>
          <table:table-cell table:formula="of:=([.B13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7">
            <text:p>137</text:p>
          </table:table-cell>
          <table:table-cell table:formula="of:=([.A138]-7.24)*12.5" office:value-type="float" office:value="-90.5">
            <text:p>-90,5</text:p>
          </table:table-cell>
          <table:table-cell table:formula="of:=([.B13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8">
            <text:p>138</text:p>
          </table:table-cell>
          <table:table-cell table:formula="of:=([.A139]-7.24)*12.5" office:value-type="float" office:value="-90.5">
            <text:p>-90,5</text:p>
          </table:table-cell>
          <table:table-cell table:formula="of:=([.B13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39">
            <text:p>139</text:p>
          </table:table-cell>
          <table:table-cell table:formula="of:=([.A140]-7.24)*12.5" office:value-type="float" office:value="-90.5">
            <text:p>-90,5</text:p>
          </table:table-cell>
          <table:table-cell table:formula="of:=([.B14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 office:value-type="float" office:value="15.2">
            <text:p>15,2</text:p>
          </table:table-cell>
          <table:table-cell table:style-name="ce65" office:value-type="float" office:value="140">
            <text:p>140</text:p>
          </table:table-cell>
          <table:table-cell table:formula="of:=([.A141]-7.24)*12.5" office:value-type="float" office:value="-90.5">
            <text:p>-90,5</text:p>
          </table:table-cell>
          <table:table-cell table:formula="of:=([.B141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1">
            <text:p>141</text:p>
          </table:table-cell>
          <table:table-cell table:formula="of:=([.A142]-7.24)*12.5" office:value-type="float" office:value="-90.5">
            <text:p>-90,5</text:p>
          </table:table-cell>
          <table:table-cell table:formula="of:=([.B142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2">
            <text:p>142</text:p>
          </table:table-cell>
          <table:table-cell table:formula="of:=([.A143]-7.24)*12.5" office:value-type="float" office:value="-90.5">
            <text:p>-90,5</text:p>
          </table:table-cell>
          <table:table-cell table:formula="of:=([.B143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3">
            <text:p>143</text:p>
          </table:table-cell>
          <table:table-cell table:formula="of:=([.A144]-7.24)*12.5" office:value-type="float" office:value="-90.5">
            <text:p>-90,5</text:p>
          </table:table-cell>
          <table:table-cell table:formula="of:=([.B144]-7.356)*12.42" office:value-type="float" office:value="-91.36152">
            <text:p>-91,36</text:p>
          </table:table-cell>
        </table:table-row>
        <table:table-row table:style-name="ro2">
          <table:table-cell table:style-name="ce58" office:value-type="float" office:value="18.9">
            <text:p>18,9</text:p>
          </table:table-cell>
          <table:table-cell table:style-name="ce60"/>
          <table:table-cell table:style-name="ce62"/>
          <table:table-cell table:style-name="ce65" office:value-type="float" office:value="144">
            <text:p>144</text:p>
          </table:table-cell>
          <table:table-cell table:formula="of:=([.A145]-7.24)*12.5" office:value-type="float" office:value="145.75">
            <text:p>145,75</text:p>
          </table:table-cell>
          <table:table-cell table:formula="of:=([.B145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5">
            <text:p>145</text:p>
          </table:table-cell>
          <table:table-cell table:formula="of:=([.A146]-7.24)*12.5" office:value-type="float" office:value="-90.5">
            <text:p>-90,5</text:p>
          </table:table-cell>
          <table:table-cell table:formula="of:=([.B146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6">
            <text:p>146</text:p>
          </table:table-cell>
          <table:table-cell table:formula="of:=([.A147]-7.24)*12.5" office:value-type="float" office:value="-90.5">
            <text:p>-90,5</text:p>
          </table:table-cell>
          <table:table-cell table:formula="of:=([.B147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7">
            <text:p>147</text:p>
          </table:table-cell>
          <table:table-cell table:formula="of:=([.A148]-7.24)*12.5" office:value-type="float" office:value="-90.5">
            <text:p>-90,5</text:p>
          </table:table-cell>
          <table:table-cell table:formula="of:=([.B148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8">
            <text:p>148</text:p>
          </table:table-cell>
          <table:table-cell table:formula="of:=([.A149]-7.24)*12.5" office:value-type="float" office:value="-90.5">
            <text:p>-90,5</text:p>
          </table:table-cell>
          <table:table-cell table:formula="of:=([.B149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49">
            <text:p>149</text:p>
          </table:table-cell>
          <table:table-cell table:formula="of:=([.A150]-7.24)*12.5" office:value-type="float" office:value="-90.5">
            <text:p>-90,5</text:p>
          </table:table-cell>
          <table:table-cell table:formula="of:=([.B150]-7.356)*12.42" office:value-type="float" office:value="-91.36152">
            <text:p>-91,36</text:p>
          </table:table-cell>
        </table:table-row>
        <table:table-row table:style-name="ro2">
          <table:table-cell table:style-name="ce58"/>
          <table:table-cell table:style-name="ce60"/>
          <table:table-cell table:style-name="ce62"/>
          <table:table-cell table:style-name="ce65" office:value-type="float" office:value="150">
            <text:p>150</text:p>
          </table:table-cell>
          <table:table-cell table:formula="of:=([.A151]-7.24)*12.5" office:value-type="float" office:value="-90.5">
            <text:p>-90,5</text:p>
          </table:table-cell>
          <table:table-cell table:formula="of:=([.B151]-7.356)*12.42" office:value-type="float" office:value="-91.36152">
            <text:p>-91,36</text:p>
          </table:table-cell>
        </table:table-row>
        <table:table-row table:style-name="ro2" table:number-rows-repeated="104842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es courant" table:style-name="ta1">
        <table:table-column table:style-name="co2" table:number-columns-repeated="9" table:default-cell-style-name="Default"/>
        <table:table-row table:style-name="ro2">
          <table:table-cell office:value-type="string">
            <text:p>pour xV</text:p>
          </table:table-cell>
          <table:table-cell table:style-name="ce70" office:value-type="float" office:value="12">
            <text:p>12</text:p>
          </table:table-cell>
          <table:table-cell table:number-columns-repeated="7"/>
        </table:table-row>
        <table:table-row table:style-name="ro2">
          <table:table-cell table:style-name="ce68" office:value-type="string">
            <text:p>I</text:p>
          </table:table-cell>
          <table:table-cell table:style-name="ce68" office:value-type="string">
            <text:p>R</text:p>
          </table:table-cell>
          <table:table-cell table:style-name="ce68" office:value-type="string">
            <text:p>P</text:p>
          </table:table-cell>
          <table:table-cell table:number-columns-repeated="4"/>
          <table:table-cell office:value-type="string">
            <text:p>pour une mesure de 39,6mA</text:p>
          </table:table-cell>
          <table:table-cell/>
        </table:table-row>
        <table:table-row table:style-name="ro2">
          <table:table-cell table:style-name="ce69" table:formula="of:=[.B1]/[.B3]" office:value-type="float" office:value="0.0363636363636364">
            <text:p>0,036</text:p>
          </table:table-cell>
          <table:table-cell office:value-type="float" office:value="330">
            <text:p>330</text:p>
          </table:table-cell>
          <table:table-cell table:formula="of:=[.B1]*[.A3]" office:value-type="float" office:value="0.436363636363636">
            <text:p>0,44</text:p>
          </table:table-cell>
          <table:table-cell table:number-columns-repeated="4"/>
          <table:table-cell office:value-type="string">
            <text:p>raw a 0 16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ce69" table:formula="of:=[.B1]/[.B4]" office:value-type="float" office:value="0.0214285714285714">
            <text:p>0,021</text:p>
          </table:table-cell>
          <table:table-cell office:value-type="float" office:value="560">
            <text:p>560</text:p>
          </table:table-cell>
          <table:table-cell table:formula="of:=[.B1]*[.A4]" office:value-type="float" office:value="0.257142857142857">
            <text:p>0,26</text:p>
          </table:table-cell>
          <table:table-cell table:number-columns-repeated="6"/>
        </table:table-row>
        <table:table-row table:style-name="ro2">
          <table:table-cell table:style-name="ce69" table:formula="of:=[.B1]/[.B5]" office:value-type="float" office:value="0.025531914893617">
            <text:p>0,026</text:p>
          </table:table-cell>
          <table:table-cell office:value-type="float" office:value="470">
            <text:p>470</text:p>
          </table:table-cell>
          <table:table-cell table:formula="of:=[.B1]*[.A5]" office:value-type="float" office:value="0.306382978723404">
            <text:p>0,31</text:p>
          </table:table-cell>
          <table:table-cell table:number-columns-repeated="4"/>
          <table:table-cell office:value-type="float" office:value="1570">
            <text:p>1570</text:p>
          </table:table-cell>
          <table:table-cell/>
        </table:table-row>
        <table:table-row table:style-name="ro2">
          <table:table-cell table:number-columns-repeated="7"/>
          <table:table-cell table:formula="of:=1570/40" office:value-type="float" office:value="39.25">
            <text:p>39,25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68" office:value-type="string">
            <text:p>courant(mA)</text:p>
          </table:table-cell>
          <table:table-cell table:style-name="ce68" office:value-type="string">
            <text:p>Valeur brute</text:p>
          </table:table-cell>
          <table:table-cell table:style-name="ce68" office:value-type="string">
            <text:p>RAW/courant</text:p>
          </table:table-cell>
          <table:table-cell office:value-type="string">
            <text:p>shunt???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78">
            <text:p>778</text:p>
          </table:table-cell>
          <table:table-cell table:formula="of:=[.B9]/[.A9]" office:value-type="float" office:value="7.78">
            <text:p>7,78</text:p>
          </table:table-cell>
          <table:table-cell table:number-columns-repeated="6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185">
            <text:p>1185</text:p>
          </table:table-cell>
          <table:table-cell table:formula="of:=[.B10]/[.A10]" office:value-type="float" office:value="7.9">
            <text:p>7,9</text:p>
          </table:table-cell>
          <table:table-cell table:number-columns-repeated="6"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595">
            <text:p>1595</text:p>
          </table:table-cell>
          <table:table-cell table:formula="of:=[.B11]/[.A11]" office:value-type="float" office:value="7.975">
            <text:p>7,98</text:p>
          </table:table-cell>
          <table:table-cell table:number-columns-repeated="6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2407">
            <text:p>2407</text:p>
          </table:table-cell>
          <table:table-cell table:formula="of:=[.B12]/[.A12]" office:value-type="float" office:value="8.02333333333333">
            <text:p>8,02</text:p>
          </table:table-cell>
          <table:table-cell table:number-columns-repeated="6"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3220">
            <text:p>3220</text:p>
          </table:table-cell>
          <table:table-cell table:formula="of:=[.B13]/[.A13]" office:value-type="float" office:value="8.05">
            <text:p>8,05</text:p>
          </table:table-cell>
          <table:table-cell table:number-columns-repeated="6"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4038">
            <text:p>4038</text:p>
          </table:table-cell>
          <table:table-cell table:formula="of:=[.B14]/[.A14]" office:value-type="float" office:value="8.076">
            <text:p>8,08</text:p>
          </table:table-cell>
          <table:table-cell table:number-columns-repeated="6"/>
        </table:table-row>
      </table:table>
      <table:table table:name="pwm_manip" table:style-name="ta1">
        <table:table-column table:style-name="co2" table:number-columns-repeated="3" table:default-cell-style-name="Default"/>
        <table:table-column table:style-name="co2" table:default-cell-style-name="ce64"/>
        <table:table-row table:style-name="ro4">
          <table:table-cell office:value-type="string">
            <text:p>position manip</text:p>
          </table:table-cell>
          <table:table-cell office:value-type="string">
            <text:p>rapport cyclique Moteur</text:p>
          </table:table-cell>
          <table:table-cell office:value-type="string">
            <text:p>rapport cyclique porteur</text:p>
          </table:table-cell>
          <table:table-cell table:style-name="Default" office:value-type="string">
            <text:p>pwm arduino</text:p>
          </table:table-cell>
        </table:table-row>
        <table:table-row table:style-name="ro2">
          <table:table-cell office:value-type="string">
            <text:p>neutre</text:p>
          </table:table-cell>
          <table:table-cell table:number-columns-repeated="2" office:value-type="float" office:value="40.2">
            <text:p>40,2</text:p>
          </table:table-cell>
          <table:table-cell office:value-type="float" office:value="102">
            <text:p>102</text:p>
          </table:table-cell>
        </table:table-row>
        <table:table-row table:style-name="ro4">
          <table:table-cell office:value-type="string">
            <text:p>pos milieu</text:p>
          </table:table-cell>
          <table:table-cell office:value-type="float" office:value="55.1">
            <text:p>55,1</text:p>
          </table:table-cell>
          <table:table-cell office:value-type="float" office:value="40.2">
            <text:p>40,2</text:p>
          </table:table-cell>
          <table:table-cell office:value-type="float" office:value="141">
            <text:p>141</text:p>
          </table:table-cell>
        </table:table-row>
        <table:table-row table:style-name="ro4">
          <table:table-cell office:value-type="string">
            <text:p>Pos 3/4</text:p>
          </table:table-cell>
          <table:table-cell office:value-type="float" office:value="68.4">
            <text:p>68,4</text:p>
          </table:table-cell>
          <table:table-cell office:value-type="float" office:value="40.2">
            <text:p>40,2</text:p>
          </table:table-cell>
          <table:table-cell office:value-type="float" office:value="174">
            <text:p>174</text:p>
          </table:table-cell>
        </table:table-row>
        <table:table-row table:style-name="ro4">
          <table:table-cell office:value-type="string">
            <text:p>fns</text:p>
          </table:table-cell>
          <table:table-cell office:value-type="float" office:value="74.3">
            <text:p>74,3</text:p>
          </table:table-cell>
          <table:table-cell office:value-type="float" office:value="43.1">
            <text:p>43,1</text:p>
          </table:table-cell>
          <table:table-cell office:value-type="float" office:value="189">
            <text:p>189</text:p>
          </table:table-cell>
        </table:table-row>
        <table:table-row table:style-name="ro4">
          <table:table-cell office:value-type="string">
            <text:p>fms</text:p>
          </table:table-cell>
          <table:table-cell office:value-type="float" office:value="88.5">
            <text:p>88,5</text:p>
          </table:table-cell>
          <table:table-cell office:value-type="float" office:value="55.5">
            <text:p>55,5</text:p>
          </table:table-cell>
          <table:table-cell office:value-type="float" office:value="224">
            <text:p>224</text:p>
          </table:table-cell>
        </table:table-row>
        <table:table-row table:style-name="ro4">
          <table:table-cell office:value-type="string">
            <text:p>fu</text:p>
          </table:table-cell>
          <table:table-cell office:value-type="float" office:value="88.6">
            <text:p>88,6</text:p>
          </table:table-cell>
          <table:table-cell office:value-type="float" office:value="75.4">
            <text:p>75,4</text:p>
          </table:table-cell>
          <table:table-cell office:value-type="float" office:value="228">
            <text:p>228</text:p>
          </table:table-cell>
        </table:table-row>
      </table:table>
      <table:table table:name="Feuille10" table:style-name="ta1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-X="1" style:scale-to-Y="1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18/02/2020</text:date>, <text:time>15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C" style:display-name="PageStyle_BAN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1" style:display-name="PageStyle_E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4" style:display-name="PageStyle_EC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ncmobil" style:display-name="PageStyle_bancmob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4H20M31S</meta:editing-duration>
    <meta:editing-cycles>10</meta:editing-cycles>
    <meta:generator>LibreOffice/3.4$Win32 LibreOffice_project/340m1$Build-502</meta:generator>
    <dc:date>2020-02-18T15:07:48.47</dc:date>
    <meta:document-statistic meta:table-count="10" meta:cell-count="1773" meta:object-count="1"/>
    <meta:user-defined meta:name="Info 1"/>
    <meta:user-defined meta:name="Info 2"/>
    <meta:user-defined meta:name="Info 3"/>
    <meta:user-defined meta:name="Info 4"/>
  </office:meta>
</office:document-meta>
</file>